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16mm"/>
    </style:style>
    <style:style style:name="co2" style:family="table-column">
      <style:table-column-properties fo:break-before="auto" style:column-width="56.73mm"/>
    </style:style>
    <style:style style:name="co3" style:family="table-column">
      <style:table-column-properties fo:break-before="auto" style:column-width="28.95mm"/>
    </style:style>
    <style:style style:name="co4" style:family="table-column">
      <style:table-column-properties fo:break-before="auto" style:column-width="34.94mm"/>
    </style:style>
    <style:style style:name="co5" style:family="table-column">
      <style:table-column-properties fo:break-before="auto" style:column-width="21.04mm"/>
    </style:style>
    <style:style style:name="co6" style:family="table-column">
      <style:table-column-properties fo:break-before="auto" style:column-width="31.12mm"/>
    </style:style>
    <style:style style:name="co7" style:family="table-column">
      <style:table-column-properties fo:break-before="auto" style:column-width="37.39mm"/>
    </style:style>
    <style:style style:name="co8" style:family="table-column">
      <style:table-column-properties fo:break-before="auto" style:column-width="32.49mm"/>
    </style:style>
    <style:style style:name="co9" style:family="table-column">
      <style:table-column-properties fo:break-before="auto" style:column-width="22.68mm"/>
    </style:style>
    <style:style style:name="co10" style:family="table-column">
      <style:table-column-properties fo:break-before="auto" style:column-width="22.4mm"/>
    </style:style>
    <style:style style:name="co11" style:family="table-column">
      <style:table-column-properties fo:break-before="auto" style:column-width="13.42mm"/>
    </style:style>
    <style:style style:name="co12" style:family="table-column">
      <style:table-column-properties fo:break-before="auto" style:column-width="18.87mm"/>
    </style:style>
    <style:style style:name="co13" style:family="table-column">
      <style:table-column-properties fo:break-before="auto" style:column-width="21.87mm"/>
    </style:style>
    <style:style style:name="co14" style:family="table-column">
      <style:table-column-properties fo:break-before="auto" style:column-width="24.85mm"/>
    </style:style>
    <style:style style:name="co15" style:family="table-column">
      <style:table-column-properties fo:break-before="auto" style:column-width="16.14mm"/>
    </style:style>
    <style:style style:name="co16" style:family="table-column">
      <style:table-column-properties fo:break-before="auto" style:column-width="14.52mm"/>
    </style:style>
    <style:style style:name="co17" style:family="table-column">
      <style:table-column-properties fo:break-before="auto" style:column-width="16.42mm"/>
    </style:style>
    <style:style style:name="co18" style:family="table-column">
      <style:table-column-properties fo:break-before="auto" style:column-width="31.4mm"/>
    </style:style>
    <style:style style:name="co19" style:family="table-column">
      <style:table-column-properties fo:break-before="auto" style:column-width="28.68mm"/>
    </style:style>
    <style:style style:name="co20" style:family="table-column">
      <style:table-column-properties fo:break-before="auto" style:column-width="15.33mm"/>
    </style:style>
    <style:style style:name="co21" style:family="table-column">
      <style:table-column-properties fo:break-before="auto" style:column-width="13.16mm"/>
    </style:style>
    <style:style style:name="co22" style:family="table-column">
      <style:table-column-properties fo:break-before="auto" style:column-width="19.69mm"/>
    </style:style>
    <style:style style:name="co23" style:family="table-column">
      <style:table-column-properties fo:break-before="auto" style:column-width="14.23mm"/>
    </style:style>
    <style:style style:name="co24" style:family="table-column">
      <style:table-column-properties fo:break-before="auto" style:column-width="15.06mm"/>
    </style:style>
    <style:style style:name="co25" style:family="table-column">
      <style:table-column-properties fo:break-before="auto" style:column-width="98.13mm"/>
    </style:style>
    <style:style style:name="co26" style:family="table-column">
      <style:table-column-properties fo:break-before="auto" style:column-width="18.33mm"/>
    </style:style>
    <style:style style:name="co27" style:family="table-column">
      <style:table-column-properties fo:break-before="auto" style:column-width="235.64mm"/>
    </style:style>
    <style:style style:name="co28" style:family="table-column">
      <style:table-column-properties fo:break-before="auto" style:column-width="79.87mm"/>
    </style:style>
    <style:style style:name="co29" style:family="table-column">
      <style:table-column-properties fo:break-before="auto" style:column-width="26.76mm"/>
    </style:style>
    <style:style style:name="co30" style:family="table-column">
      <style:table-column-properties fo:break-before="auto" style:column-width="53.46mm"/>
    </style:style>
    <style:style style:name="co31" style:family="table-column">
      <style:table-column-properties fo:break-before="auto" style:column-width="38.12mm"/>
    </style:style>
    <style:style style:name="co32" style:family="table-column">
      <style:table-column-properties fo:break-before="auto" style:column-width="20.23mm"/>
    </style:style>
    <style:style style:name="co3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ontacts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5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default-cell-style-name="Default"/>
        <table:table-column table:style-name="co23" table:visibility="collapse" table:default-cell-style-name="Default"/>
        <table:table-column table:style-name="co24" table:visibility="collapse" table:default-cell-style-name="Default"/>
        <table:table-column table:style-name="co25" table:visibility="collapse" table:default-cell-style-name="Default"/>
        <table:table-column table:style-name="co26" table:visibility="collapse" table:default-cell-style-name="Default"/>
        <table:table-column table:style-name="co27" table:visibility="collapse" table:default-cell-style-name="Default"/>
        <table:table-column table:style-name="co28" table:visibility="collapse" table:default-cell-style-name="Default"/>
        <table:table-column table:style-name="co29" table:visibility="collapse" table:default-cell-style-name="Default"/>
        <table:table-column table:style-name="co30" table:visibility="collapse" table:default-cell-style-name="Default"/>
        <table:table-column table:style-name="co29" table:visibility="collapse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iven Name</text:p>
          </table:table-cell>
          <table:table-cell table:style-name="ce1" office:value-type="string" calcext:value-type="string">
            <text:p>Additional Name</text:p>
          </table:table-cell>
          <table:table-cell table:style-name="ce1" office:value-type="string" calcext:value-type="string">
            <text:p>Family Name</text:p>
          </table:table-cell>
          <table:table-cell table:style-name="ce1" office:value-type="string" calcext:value-type="string">
            <text:p>Yomi Name</text:p>
          </table:table-cell>
          <table:table-cell table:style-name="ce1" office:value-type="string" calcext:value-type="string">
            <text:p>Given Name Yomi</text:p>
          </table:table-cell>
          <table:table-cell table:style-name="ce1" office:value-type="string" calcext:value-type="string">
            <text:p>Additional Name Yomi</text:p>
          </table:table-cell>
          <table:table-cell table:style-name="ce1" office:value-type="string" calcext:value-type="string">
            <text:p>Family Name Yomi</text:p>
          </table:table-cell>
          <table:table-cell table:style-name="ce1" office:value-type="string" calcext:value-type="string">
            <text:p>Name Prefix</text:p>
          </table:table-cell>
          <table:table-cell table:style-name="ce1" office:value-type="string" calcext:value-type="string">
            <text:p>Name Suffix</text:p>
          </table:table-cell>
          <table:table-cell table:style-name="ce1" office:value-type="string" calcext:value-type="string">
            <text:p>Initials</text:p>
          </table:table-cell>
          <table:table-cell table:style-name="ce1" office:value-type="string" calcext:value-type="string">
            <text:p>Nickname</text:p>
          </table:table-cell>
          <table:table-cell table:style-name="ce1" office:value-type="string" calcext:value-type="string">
            <text:p>Short Name</text:p>
          </table:table-cell>
          <table:table-cell table:style-name="ce1" office:value-type="string" calcext:value-type="string">
            <text:p>Maiden Name</text:p>
          </table:table-cell>
          <table:table-cell table:style-name="ce1" office:value-type="string" calcext:value-type="string">
            <text:p>Birthday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Billing Information</text:p>
          </table:table-cell>
          <table:table-cell table:style-name="ce1" office:value-type="string" calcext:value-type="string">
            <text:p>Directory Server</text:p>
          </table:table-cell>
          <table:table-cell table:style-name="ce1" office:value-type="string" calcext:value-type="string">
            <text:p>Mileage</text:p>
          </table:table-cell>
          <table:table-cell table:style-name="ce1" office:value-type="string" calcext:value-type="string">
            <text:p>Occupation</text:p>
          </table:table-cell>
          <table:table-cell table:style-name="ce1" office:value-type="string" calcext:value-type="string">
            <text:p>Hobby</text:p>
          </table:table-cell>
          <table:table-cell table:style-name="ce1" office:value-type="string" calcext:value-type="string">
            <text:p>Sensitivity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Subject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Photo</text:p>
          </table:table-cell>
          <table:table-cell table:style-name="ce1" office:value-type="string" calcext:value-type="string">
            <text:p>Group Membership</text:p>
          </table:table-cell>
          <table:table-cell table:style-name="ce1" office:value-type="string" calcext:value-type="string">
            <text:p>E-mail 1 - Type</text:p>
          </table:table-cell>
          <table:table-cell table:style-name="ce1" office:value-type="string" calcext:value-type="string">
            <text:p>E-mail 1 - Value</text:p>
          </table:table-cell>
          <table:table-cell table:style-name="ce1" office:value-type="string" calcext:value-type="string">
            <text:p>Phone 1 - Type</text:p>
          </table:table-cell>
          <table:table-cell table:style-name="ce1" office:value-type="string" calcext:value-type="string">
            <text:p>Phone 1 - Value</text:p>
          </table:table-cell>
          <table:table-cell table:style-name="ce1" office:value-type="string" calcext:value-type="string">
            <text:p>Lugar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955669556" calcext:value-type="float">
            <text:p>955669556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óvil</text:p>
          </table:table-cell>
          <table:table-cell office:value-type="float" office:value="955669556" calcext:value-type="float">
            <text:p>95566955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bogad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2811116" calcext:value-type="float">
            <text:p>96281111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Abraham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5399093" calcext:value-type="float">
            <text:p>975399093</text:p>
          </table:table-cell>
          <table:table-cell office:value-type="string" calcext:value-type="string">
            <text:p>Lima</text:p>
          </table:table-cell>
        </table:table-row>
        <table:table-row table:style-name="ro1">
          <table:table-cell table:number-columns-repeated="2" office:value-type="string" calcext:value-type="string">
            <text:p>Abuela Movistar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4038113" calcext:value-type="float">
            <text:p>95403811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Ada</text:p>
          </table:table-cell>
          <table:table-cell table:number-columns-repeated="26"/>
          <table:table-cell office:value-type="string" calcext:value-type="string">
            <text:p>* myContacts ::: * starred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097728" calcext:value-type="float">
            <text:p>96409772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Ada Ramos</text:p>
          </table:table-cell>
          <table:table-cell table:number-columns-repeated="26"/>
          <table:table-cell office:value-type="string" calcext:value-type="string">
            <text:p>* myContacts ::: * starred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5241359" calcext:value-type="float">
            <text:p>995241359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Adriam Suares Ramos</text:p>
          </table:table-cell>
          <table:table-cell office:value-type="string" calcext:value-type="string">
            <text:p>Adriam</text:p>
          </table:table-cell>
          <table:table-cell office:value-type="string" calcext:value-type="string">
            <text:p>Suares</text:p>
          </table:table-cell>
          <table:table-cell office:value-type="string" calcext:value-type="string">
            <text:p>Ramos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9148756" calcext:value-type="float">
            <text:p>97914875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Adrian Cooking Gourmet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4969639" calcext:value-type="float">
            <text:p>954969639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Adrian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556387" calcext:value-type="float">
            <text:p>964556387</text:p>
          </table:table-cell>
          <table:table-cell office:value-type="string" calcext:value-type="string">
            <text:p>no definido</text:p>
          </table:table-cell>
        </table:table-row>
        <table:table-row table:style-name="ro1">
          <table:table-cell table:number-columns-repeated="2" office:value-type="string" calcext:value-type="string">
            <text:p>Ag Edith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7809586" calcext:value-type="float">
            <text:p>987809586</text:p>
          </table:table-cell>
          <table:table-cell office:value-type="string" calcext:value-type="string">
            <text:p>Lima</text:p>
          </table:table-cell>
        </table:table-row>
        <table:table-row table:style-name="ro1">
          <table:table-cell table:number-columns-repeated="2" office:value-type="string" calcext:value-type="string">
            <text:p>Agente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25530835" calcext:value-type="float">
            <text:p>925530835</text:p>
          </table:table-cell>
          <table:table-cell office:value-type="string" calcext:value-type="string">
            <text:p>Chanchamayo</text:p>
          </table:table-cell>
        </table:table-row>
        <table:table-row table:style-name="ro1">
          <table:table-cell table:number-columns-repeated="2" office:value-type="string" calcext:value-type="string">
            <text:p>Agro Negocios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3110814" calcext:value-type="float">
            <text:p>96311081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Alan Lim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1766471" calcext:value-type="float">
            <text:p>961766471</text:p>
          </table:table-cell>
          <table:table-cell office:value-type="string" calcext:value-type="string">
            <text:p>Lima</text:p>
          </table:table-cell>
        </table:table-row>
        <table:table-row table:style-name="ro1">
          <table:table-cell table:number-columns-repeated="2" office:value-type="string" calcext:value-type="string">
            <text:p>Albert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5573090" calcext:value-type="float">
            <text:p>97557309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Alcides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8508590" calcext:value-type="float">
            <text:p>98850859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Alex Cateño</text:p>
          </table:table-cell>
          <table:table-cell office:value-type="string" calcext:value-type="string">
            <text:p>Alex</text:p>
          </table:table-cell>
          <table:table-cell/>
          <table:table-cell office:value-type="string" calcext:value-type="string">
            <text:p>Cateño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0099889" calcext:value-type="float">
            <text:p>950099889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Alex Jar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2480982" calcext:value-type="float">
            <text:p>982480982</text:p>
          </table:table-cell>
          <table:table-cell office:value-type="string" calcext:value-type="string">
            <text:p>Lima</text:p>
          </table:table-cell>
        </table:table-row>
        <table:table-row table:style-name="ro1">
          <table:table-cell table:number-columns-repeated="2" office:value-type="string" calcext:value-type="string">
            <text:p>Alex Maicol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34413207" calcext:value-type="float">
            <text:p>93441320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Alex Whatsapp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31774878" calcext:value-type="float">
            <text:p>93177487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Alexander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6364588" calcext:value-type="float">
            <text:p>98636458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Alfredo Hidalgo</text:p>
          </table:table-cell>
          <table:table-cell office:value-type="string" calcext:value-type="string">
            <text:p>Alfredo</text:p>
          </table:table-cell>
          <table:table-cell/>
          <table:table-cell office:value-type="string" calcext:value-type="string">
            <text:p>Hidalgo</text:p>
          </table:table-cell>
          <table:table-cell table:number-columns-repeated="24"/>
          <table:table-cell office:value-type="string" calcext:value-type="string">
            <text:p>Lideres Emaus Hyo ::: * myContacts</text:p>
          </table:table-cell>
          <table:table-cell table:number-columns-repeated="3"/>
          <table:table-cell office:value-type="float" office:value="964964006" calcext:value-type="float">
            <text:p>96496400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Alicia</text:p>
          </table:table-cell>
          <table:table-cell table:number-columns-repeated="26"/>
          <table:table-cell office:value-type="string" calcext:value-type="string">
            <text:p>Lideres Emaus Hyo ::: 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9242847" calcext:value-type="float">
            <text:p>95924284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Alq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7270380" calcext:value-type="float">
            <text:p>997270380</text:p>
          </table:table-cell>
          <table:table-cell office:value-type="string" calcext:value-type="string">
            <text:p>Lima</text:p>
          </table:table-cell>
        </table:table-row>
        <table:table-row table:style-name="ro1">
          <table:table-cell table:number-columns-repeated="2" office:value-type="string" calcext:value-type="string">
            <text:p>Alq 10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9016009" calcext:value-type="float">
            <text:p>969016009</text:p>
          </table:table-cell>
          <table:table-cell office:value-type="string" calcext:value-type="string">
            <text:p>Lima</text:p>
          </table:table-cell>
        </table:table-row>
        <table:table-row table:style-name="ro1">
          <table:table-cell table:number-columns-repeated="2" office:value-type="string" calcext:value-type="string">
            <text:p>Alq 11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9140873" calcext:value-type="float">
            <text:p>999140873</text:p>
          </table:table-cell>
          <table:table-cell office:value-type="string" calcext:value-type="string">
            <text:p>Lima</text:p>
          </table:table-cell>
        </table:table-row>
        <table:table-row table:style-name="ro1">
          <table:table-cell table:number-columns-repeated="2" office:value-type="string" calcext:value-type="string">
            <text:p>Alq 16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4931459" calcext:value-type="float">
            <text:p>994931459</text:p>
          </table:table-cell>
          <table:table-cell office:value-type="string" calcext:value-type="string">
            <text:p>Lima</text:p>
          </table:table-cell>
        </table:table-row>
        <table:table-row table:style-name="ro1">
          <table:table-cell table:number-columns-repeated="2" office:value-type="string" calcext:value-type="string">
            <text:p>Alq 18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8804653" calcext:value-type="float">
            <text:p>998804653</text:p>
          </table:table-cell>
          <table:table-cell office:value-type="string" calcext:value-type="string">
            <text:p>Lima</text:p>
          </table:table-cell>
        </table:table-row>
        <table:table-row table:style-name="ro1">
          <table:table-cell table:number-columns-repeated="2" office:value-type="string" calcext:value-type="string">
            <text:p>Alq 20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9207361" calcext:value-type="float">
            <text:p>999207361</text:p>
          </table:table-cell>
          <table:table-cell office:value-type="string" calcext:value-type="string">
            <text:p>Lima</text:p>
          </table:table-cell>
        </table:table-row>
        <table:table-row table:style-name="ro1">
          <table:table-cell table:number-columns-repeated="2" office:value-type="string" calcext:value-type="string">
            <text:p>Alq 21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1421500" calcext:value-type="float">
            <text:p>971421500</text:p>
          </table:table-cell>
          <table:table-cell office:value-type="string" calcext:value-type="string">
            <text:p>Lima</text:p>
          </table:table-cell>
        </table:table-row>
        <table:table-row table:style-name="ro1">
          <table:table-cell table:number-columns-repeated="2" office:value-type="string" calcext:value-type="string">
            <text:p>Alq 24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0738500" calcext:value-type="float">
            <text:p>980738500</text:p>
          </table:table-cell>
          <table:table-cell office:value-type="string" calcext:value-type="string">
            <text:p>Lima</text:p>
          </table:table-cell>
        </table:table-row>
        <table:table-row table:style-name="ro1">
          <table:table-cell table:number-columns-repeated="2" office:value-type="string" calcext:value-type="string">
            <text:p>Alq 25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2321908" calcext:value-type="float">
            <text:p>952321908</text:p>
          </table:table-cell>
          <table:table-cell office:value-type="string" calcext:value-type="string">
            <text:p>Lima</text:p>
          </table:table-cell>
        </table:table-row>
        <table:table-row table:style-name="ro1">
          <table:table-cell table:number-columns-repeated="2" office:value-type="string" calcext:value-type="string">
            <text:p>Alq 26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8059424" calcext:value-type="float">
            <text:p>978059424</text:p>
          </table:table-cell>
          <table:table-cell office:value-type="string" calcext:value-type="string">
            <text:p>Lima</text:p>
          </table:table-cell>
        </table:table-row>
        <table:table-row table:style-name="ro1">
          <table:table-cell table:number-columns-repeated="2" office:value-type="string" calcext:value-type="string">
            <text:p>Alq 27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9674281" calcext:value-type="float">
            <text:p>949674281</text:p>
          </table:table-cell>
          <table:table-cell office:value-type="string" calcext:value-type="string">
            <text:p>Lima</text:p>
          </table:table-cell>
        </table:table-row>
        <table:table-row table:style-name="ro1">
          <table:table-cell table:number-columns-repeated="2" office:value-type="string" calcext:value-type="string">
            <text:p>Alq 28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22176485" calcext:value-type="float">
            <text:p>922176485</text:p>
          </table:table-cell>
          <table:table-cell office:value-type="string" calcext:value-type="string">
            <text:p>Lima</text:p>
          </table:table-cell>
        </table:table-row>
        <table:table-row table:style-name="ro1">
          <table:table-cell table:number-columns-repeated="2" office:value-type="string" calcext:value-type="string">
            <text:p>Alq 29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4554122" calcext:value-type="float">
            <text:p>944554122</text:p>
          </table:table-cell>
          <table:table-cell office:value-type="string" calcext:value-type="string">
            <text:p>Lima</text:p>
          </table:table-cell>
        </table:table-row>
        <table:table-row table:style-name="ro1">
          <table:table-cell table:number-columns-repeated="2" office:value-type="string" calcext:value-type="string">
            <text:p>Alq 34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7484547" calcext:value-type="float">
            <text:p>997484547</text:p>
          </table:table-cell>
          <table:table-cell office:value-type="string" calcext:value-type="string">
            <text:p>Lima</text:p>
          </table:table-cell>
        </table:table-row>
        <table:table-row table:style-name="ro1">
          <table:table-cell table:number-columns-repeated="2" office:value-type="string" calcext:value-type="string">
            <text:p>Alq 40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8801180" calcext:value-type="float">
            <text:p>998801180</text:p>
          </table:table-cell>
          <table:table-cell office:value-type="string" calcext:value-type="string">
            <text:p>Lima</text:p>
          </table:table-cell>
        </table:table-row>
        <table:table-row table:style-name="ro1">
          <table:table-cell table:number-columns-repeated="2" office:value-type="string" calcext:value-type="string">
            <text:p>Alq 5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6506068" calcext:value-type="float">
            <text:p>966506068</text:p>
          </table:table-cell>
          <table:table-cell office:value-type="string" calcext:value-type="string">
            <text:p>Lima</text:p>
          </table:table-cell>
        </table:table-row>
        <table:table-row table:style-name="ro1">
          <table:table-cell table:number-columns-repeated="2" office:value-type="string" calcext:value-type="string">
            <text:p>Alq 6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22225648" calcext:value-type="float">
            <text:p>922225648</text:p>
          </table:table-cell>
          <table:table-cell office:value-type="string" calcext:value-type="string">
            <text:p>Lima</text:p>
          </table:table-cell>
        </table:table-row>
        <table:table-row table:style-name="ro1">
          <table:table-cell table:number-columns-repeated="2" office:value-type="string" calcext:value-type="string">
            <text:p>Alq 7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0538771" calcext:value-type="float">
            <text:p>970538771</text:p>
          </table:table-cell>
          <table:table-cell office:value-type="string" calcext:value-type="string">
            <text:p>Lima</text:p>
          </table:table-cell>
        </table:table-row>
        <table:table-row table:style-name="ro1">
          <table:table-cell table:number-columns-repeated="2" office:value-type="string" calcext:value-type="string">
            <text:p>Alq 8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16463080" calcext:value-type="float">
            <text:p>916463080</text:p>
          </table:table-cell>
          <table:table-cell office:value-type="string" calcext:value-type="string">
            <text:p>Lima</text:p>
          </table:table-cell>
        </table:table-row>
        <table:table-row table:style-name="ro1">
          <table:table-cell table:number-columns-repeated="2" office:value-type="string" calcext:value-type="string">
            <text:p>Alq 9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4811572" calcext:value-type="float">
            <text:p>994811572</text:p>
          </table:table-cell>
          <table:table-cell office:value-type="string" calcext:value-type="string">
            <text:p>Lima</text:p>
          </table:table-cell>
        </table:table-row>
        <table:table-row table:style-name="ro1">
          <table:table-cell table:number-columns-repeated="2" office:value-type="string" calcext:value-type="string">
            <text:p>Alq3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9745081" calcext:value-type="float">
            <text:p>959745081</text:p>
          </table:table-cell>
          <table:table-cell office:value-type="string" calcext:value-type="string">
            <text:p>Lima</text:p>
          </table:table-cell>
        </table:table-row>
        <table:table-row table:style-name="ro1">
          <table:table-cell table:number-columns-repeated="2" office:value-type="string" calcext:value-type="string">
            <text:p>Alq4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7755169" calcext:value-type="float">
            <text:p>987755169</text:p>
          </table:table-cell>
          <table:table-cell office:value-type="string" calcext:value-type="string">
            <text:p>Lima</text:p>
          </table:table-cell>
        </table:table-row>
        <table:table-row table:style-name="ro1">
          <table:table-cell table:number-columns-repeated="2" office:value-type="string" calcext:value-type="string">
            <text:p>Alquiler de Cuart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14760213" calcext:value-type="float">
            <text:p>914760213</text:p>
          </table:table-cell>
          <table:table-cell office:value-type="string" calcext:value-type="string">
            <text:p>Lima</text:p>
          </table:table-cell>
        </table:table-row>
        <table:table-row table:style-name="ro1">
          <table:table-cell table:number-columns-repeated="2" office:value-type="string" calcext:value-type="string">
            <text:p>Amada Bendición</text:p>
          </table:table-cell>
          <table:table-cell table:number-columns-repeated="25"/>
          <table:table-cell office:value-type="string" calcext:value-type="string">
            <text:p>https://lh5.googleusercontent.com/-rejmANxHq1E/WCqXyZ4hlRI/AAAAAAAAAAA/ughNmRNhBg8gcG-jVzznTC0MToCp0HCjACOQCEAE/photo.jpg</text:p>
          </table:table-cell>
          <table:table-cell office:value-type="string" calcext:value-type="string">
            <text:p>* myContacts ::: * starred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000473" calcext:value-type="float">
            <text:p>96400047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Amado P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5586857" calcext:value-type="float">
            <text:p>94558685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Ana Aranda</text:p>
          </table:table-cell>
          <table:table-cell office:value-type="string" calcext:value-type="string">
            <text:p>Ana</text:p>
          </table:table-cell>
          <table:table-cell/>
          <table:table-cell office:value-type="string" calcext:value-type="string">
            <text:p>Aranda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8810507" calcext:value-type="float">
            <text:p>97881050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Ana Marí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4925267" calcext:value-type="float">
            <text:p>98492526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Ana San Jer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óvil</text:p>
          </table:table-cell>
          <table:table-cell office:value-type="float" office:value="964564364" calcext:value-type="float">
            <text:p>96456436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Anderson Proval</text:p>
          </table:table-cell>
          <table:table-cell office:value-type="string" calcext:value-type="string">
            <text:p>Anderson</text:p>
          </table:table-cell>
          <table:table-cell/>
          <table:table-cell office:value-type="string" calcext:value-type="string">
            <text:p>Proval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4645958" calcext:value-type="float">
            <text:p>97464595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Angel Torres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9773938" calcext:value-type="float">
            <text:p>959773938</text:p>
          </table:table-cell>
          <table:table-cell office:value-type="string" calcext:value-type="string">
            <text:p>Lima</text:p>
          </table:table-cell>
        </table:table-row>
        <table:table-row table:style-name="ro1">
          <table:table-cell table:number-columns-repeated="2" office:value-type="string" calcext:value-type="string">
            <text:p>Anter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8546062" calcext:value-type="float">
            <text:p>988546062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Antero Galvan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1789681" calcext:value-type="float">
            <text:p>95178968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Antero Whatsap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51930362853" calcext:value-type="float">
            <text:p>5193036285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Antoni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14516221" calcext:value-type="float">
            <text:p>91451622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Antoni Omar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0990874" calcext:value-type="float">
            <text:p>96099087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Ap Paolo 2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4063604" calcext:value-type="float">
            <text:p>954063604</text:p>
          </table:table-cell>
          <table:table-cell office:value-type="string" calcext:value-type="string">
            <text:p>Chanchamayo</text:p>
          </table:table-cell>
        </table:table-row>
        <table:table-row table:style-name="ro1">
          <table:table-cell table:number-columns-repeated="2" office:value-type="string" calcext:value-type="string">
            <text:p>Ap. Paol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27805720" calcext:value-type="float">
            <text:p>927805720</text:p>
          </table:table-cell>
          <table:table-cell office:value-type="string" calcext:value-type="string">
            <text:p>Chanchamayo</text:p>
          </table:table-cell>
        </table:table-row>
        <table:table-row table:style-name="ro1">
          <table:table-cell table:number-columns-repeated="2" office:value-type="string" calcext:value-type="string">
            <text:p>Apostol Dair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óvil</text:p>
          </table:table-cell>
          <table:table-cell office:value-type="float" office:value="964049667" calcext:value-type="float">
            <text:p>964049667</text:p>
          </table:table-cell>
          <table:table-cell office:value-type="string" calcext:value-type="string">
            <text:p>Lima</text:p>
          </table:table-cell>
        </table:table-row>
        <table:table-row table:style-name="ro1">
          <table:table-cell office:value-type="string" calcext:value-type="string">
            <text:p>Apostol Jose</text:p>
          </table:table-cell>
          <table:table-cell office:value-type="string" calcext:value-type="string">
            <text:p>Apostol</text:p>
          </table:table-cell>
          <table:table-cell/>
          <table:table-cell office:value-type="string" calcext:value-type="string">
            <text:p>Jose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51991365440" calcext:value-type="float">
            <text:p>51991365440</text:p>
          </table:table-cell>
          <table:table-cell office:value-type="string" calcext:value-type="string">
            <text:p>Lima</text:p>
          </table:table-cell>
        </table:table-row>
        <table:table-row table:style-name="ro1">
          <table:table-cell table:number-columns-repeated="2" office:value-type="string" calcext:value-type="string">
            <text:p>Aprendemas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34635640180" calcext:value-type="float">
            <text:p>34635640180</text:p>
          </table:table-cell>
          <table:table-cell office:value-type="string" calcext:value-type="string">
            <text:p>españa</text:p>
          </table:table-cell>
        </table:table-row>
        <table:table-row table:style-name="ro1">
          <table:table-cell table:number-columns-repeated="2" office:value-type="string" calcext:value-type="string">
            <text:p>Aquilo Lopez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651414" calcext:value-type="float">
            <text:p>96465141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Armand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984311" calcext:value-type="float">
            <text:p>96498431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Aron Murg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5215124" calcext:value-type="float">
            <text:p>98521512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Arq. Meri González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6519100" calcext:value-type="float">
            <text:p>956519100</text:p>
          </table:table-cell>
          <table:table-cell office:value-type="string" calcext:value-type="string">
            <text:p>Lima</text:p>
          </table:table-cell>
        </table:table-row>
        <table:table-row table:style-name="ro1">
          <table:table-cell table:number-columns-repeated="2" office:value-type="string" calcext:value-type="string">
            <text:p>artur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4532525" calcext:value-type="float">
            <text:p>99453252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Arturo Luces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6307507" calcext:value-type="float">
            <text:p>96630750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Ases Cooperativ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34963293509" calcext:value-type="float">
            <text:p>34963293509</text:p>
          </table:table-cell>
          <table:table-cell office:value-type="string" calcext:value-type="string">
            <text:p>españa</text:p>
          </table:table-cell>
        </table:table-row>
        <table:table-row table:style-name="ro1">
          <table:table-cell table:number-columns-repeated="2" office:value-type="string" calcext:value-type="string">
            <text:p>Avivamient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573208899760" calcext:value-type="float">
            <text:p>573208899760</text:p>
          </table:table-cell>
          <table:table-cell office:value-type="string" calcext:value-type="string">
            <text:p>colombia</text:p>
          </table:table-cell>
        </table:table-row>
        <table:table-row table:style-name="ro1">
          <table:table-cell table:number-columns-repeated="2" office:value-type="string" calcext:value-type="string">
            <text:p>Bali Gamer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51929746377" calcext:value-type="float">
            <text:p>5192974637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Banner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51964007526" calcext:value-type="float">
            <text:p>5196400752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Bernabe An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9303542" calcext:value-type="float">
            <text:p>999303542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Bet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51964157198" calcext:value-type="float">
            <text:p>5196415719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Beti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1466611" calcext:value-type="float">
            <text:p>95146661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etsi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1478769" calcext:value-type="float">
            <text:p>991478769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Bitel</text:p>
          </table:table-cell>
          <table:table-cell office:value-type="string" calcext:value-type="string">
            <text:p>Bitel 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30329843" calcext:value-type="float">
            <text:p>93032984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Bitel2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26140956" calcext:value-type="float">
            <text:p>92614095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Ermilio</text:p>
          </table:table-cell>
          <table:table-cell office:value-type="string" calcext:value-type="string">
            <text:p>Bivi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7790210" calcext:value-type="float">
            <text:p>95779021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Blanc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006460" calcext:value-type="float">
            <text:p>96400646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Bolívar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9321827" calcext:value-type="float">
            <text:p>99932182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Brauli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6670054" calcext:value-type="float">
            <text:p>95667005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Brayan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3327752" calcext:value-type="float">
            <text:p>993327752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Brayan Cocin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1126530" calcext:value-type="float">
            <text:p>94112653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Brayan Cocina 3</text:p>
          </table:table-cell>
          <table:table-cell office:value-type="string" calcext:value-type="string">
            <text:p>Brayan</text:p>
          </table:table-cell>
          <table:table-cell office:value-type="string" calcext:value-type="string">
            <text:p>Cocina</text:p>
          </table:table-cell>
          <table:table-cell office:value-type="float" office:value="3" calcext:value-type="float">
            <text:p>3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7757742" calcext:value-type="float">
            <text:p>947757742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Brayan Cocina2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0672633" calcext:value-type="float">
            <text:p>94067263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Brayan Jiménez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28962221" calcext:value-type="float">
            <text:p>92896222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Brayan Selv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5249511" calcext:value-type="float">
            <text:p>97524951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Brayan Valverde</text:p>
          </table:table-cell>
          <table:table-cell office:value-type="string" calcext:value-type="string">
            <text:p>Brayan</text:p>
          </table:table-cell>
          <table:table-cell/>
          <table:table-cell office:value-type="string" calcext:value-type="string">
            <text:p>Valverde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9948984" calcext:value-type="float">
            <text:p>98994898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BrayanVeliz 12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2905070" calcext:value-type="float">
            <text:p>94290507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Brevet Lim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4272316" calcext:value-type="float">
            <text:p>944272316</text:p>
          </table:table-cell>
          <table:table-cell office:value-type="string" calcext:value-type="string">
            <text:p>Lima</text:p>
          </table:table-cell>
        </table:table-row>
        <table:table-row table:style-name="ro1">
          <table:table-cell office:value-type="string" calcext:value-type="string">
            <text:p>Cajas Y Cartones</text:p>
          </table:table-cell>
          <table:table-cell office:value-type="string" calcext:value-type="string">
            <text:p>Caja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artones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2452177" calcext:value-type="float">
            <text:p>992452177</text:p>
          </table:table-cell>
          <table:table-cell office:value-type="string" calcext:value-type="string">
            <text:p>Lima</text:p>
          </table:table-cell>
        </table:table-row>
        <table:table-row table:style-name="ro1">
          <table:table-cell table:number-columns-repeated="2" office:value-type="string" calcext:value-type="string">
            <text:p>Caleb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33138764" calcext:value-type="float">
            <text:p>93313876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Carga Amarill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9289310" calcext:value-type="float">
            <text:p>96928931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Cargo Express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3845004" calcext:value-type="float">
            <text:p>97384500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Caribet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0094343" calcext:value-type="float">
            <text:p>98009434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Carlos Bitel</text:p>
          </table:table-cell>
          <table:table-cell office:value-type="string" calcext:value-type="string">
            <text:p>Carlos</text:p>
          </table:table-cell>
          <table:table-cell/>
          <table:table-cell office:value-type="string" calcext:value-type="string">
            <text:p>Bitel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29251862" calcext:value-type="float">
            <text:p>929251862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Carlos Cadenatv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550548" calcext:value-type="float">
            <text:p>96455054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Carlos Chávez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0862181" calcext:value-type="float">
            <text:p>95086218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Carlos Gutarr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8947797" calcext:value-type="float">
            <text:p>95894779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Carlos Herrera 2</text:p>
          </table:table-cell>
          <table:table-cell table:number-columns-repeated="26"/>
          <table:table-cell office:value-type="string" calcext:value-type="string">
            <text:p>Lideres Emaus Hyo ::: * myContacts ::: * starred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001190" calcext:value-type="float">
            <text:p>96400119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Carlos Jav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51980869968" calcext:value-type="float">
            <text:p>5198086996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Carlos Lop</text:p>
          </table:table-cell>
          <table:table-cell office:value-type="string" calcext:value-type="string">
            <text:p>Carlos</text:p>
          </table:table-cell>
          <table:table-cell/>
          <table:table-cell office:value-type="string" calcext:value-type="string">
            <text:p>Lop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006404" calcext:value-type="float">
            <text:p>96400640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Carlos López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717088" calcext:value-type="float">
            <text:p>96471708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Carlos Maravi</text:p>
          </table:table-cell>
          <table:table-cell office:value-type="string" calcext:value-type="string">
            <text:p>Carlos</text:p>
          </table:table-cell>
          <table:table-cell/>
          <table:table-cell office:value-type="string" calcext:value-type="string">
            <text:p>Maravi</text:p>
          </table:table-cell>
          <table:table-cell table:number-columns-repeated="24"/>
          <table:table-cell office:value-type="string" calcext:value-type="string">
            <text:p>* myContacts ::: * starred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7486534" calcext:value-type="float">
            <text:p>97748653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Carlos Palante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7274718" calcext:value-type="float">
            <text:p>94727471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Carlos Paredes</text:p>
          </table:table-cell>
          <table:table-cell office:value-type="string" calcext:value-type="string">
            <text:p>Carlos</text:p>
          </table:table-cell>
          <table:table-cell/>
          <table:table-cell office:value-type="string" calcext:value-type="string">
            <text:p>Paredes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8956898" calcext:value-type="float">
            <text:p>95895689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Carlos Torres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5546710" calcext:value-type="float">
            <text:p>99554671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Carmen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8837972" calcext:value-type="float">
            <text:p>978837972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Carmen Cortabarri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1617326" calcext:value-type="float">
            <text:p>961617326</text:p>
          </table:table-cell>
          <table:table-cell office:value-type="string" calcext:value-type="string">
            <text:p>Lima</text:p>
          </table:table-cell>
        </table:table-row>
        <table:table-row table:style-name="ro1">
          <table:table-cell table:number-columns-repeated="2" office:value-type="string" calcext:value-type="string">
            <text:p>Carne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5055565" calcext:value-type="float">
            <text:p>98505556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Car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2907005" calcext:value-type="float">
            <text:p>97290700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Carol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0266931" calcext:value-type="float">
            <text:p>94026693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Ceci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0260500" calcext:value-type="float">
            <text:p>99026050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Celi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684838" calcext:value-type="float">
            <text:p>96468483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Cerrajer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4011407" calcext:value-type="float">
            <text:p>95401140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Cesar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569484" calcext:value-type="float">
            <text:p>96456948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Cesar Bentin</text:p>
          </table:table-cell>
          <table:table-cell office:value-type="string" calcext:value-type="string">
            <text:p>Cesar</text:p>
          </table:table-cell>
          <table:table-cell/>
          <table:table-cell office:value-type="string" calcext:value-type="string">
            <text:p>Bentin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1429476" calcext:value-type="float">
            <text:p>94142947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Cesar Cas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28929016" calcext:value-type="float">
            <text:p>92892901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César Cervantes</text:p>
          </table:table-cell>
          <table:table-cell office:value-type="string" calcext:value-type="string">
            <text:p>César</text:p>
          </table:table-cell>
          <table:table-cell/>
          <table:table-cell office:value-type="string" calcext:value-type="string">
            <text:p>Cervantes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4700619" calcext:value-type="float">
            <text:p>984700619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Cesar Cervantes 2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Cervantes</text:p>
          </table:table-cell>
          <table:table-cell office:value-type="float" office:value="2" calcext:value-type="float">
            <text:p>2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36778876" calcext:value-type="float">
            <text:p>93677887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Cesar Cevallos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óvil</text:p>
          </table:table-cell>
          <table:table-cell office:value-type="float" office:value="990927856" calcext:value-type="float">
            <text:p>99092785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Cesar Chagua2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9347810" calcext:value-type="float">
            <text:p>99934781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Cesar Viguria</text:p>
          </table:table-cell>
          <table:table-cell office:value-type="string" calcext:value-type="string">
            <text:p>Cesar</text:p>
          </table:table-cell>
          <table:table-cell/>
          <table:table-cell office:value-type="string" calcext:value-type="string">
            <text:p>Viguria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6682751" calcext:value-type="float">
            <text:p>996682751</text:p>
          </table:table-cell>
          <table:table-cell office:value-type="string" calcext:value-type="string">
            <text:p>Chanchamayo</text:p>
          </table:table-cell>
        </table:table-row>
        <table:table-row table:style-name="ro1">
          <table:table-cell table:number-columns-repeated="2" office:value-type="string" calcext:value-type="string">
            <text:p>Cesar Zeballos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28898470" calcext:value-type="float">
            <text:p>92889847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Chahu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8555621" calcext:value-type="float">
            <text:p>96855562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CHan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006404" calcext:value-type="float">
            <text:p>96400640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Charliz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Celular</text:p>
          </table:table-cell>
          <table:table-cell office:value-type="float" office:value="51916083061" calcext:value-type="float">
            <text:p>5191608306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Charly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4221349" calcext:value-type="float">
            <text:p>984221349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Chat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400881" calcext:value-type="float">
            <text:p>96440088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Chio Emaus</text:p>
          </table:table-cell>
          <table:table-cell office:value-type="string" calcext:value-type="string">
            <text:p>Chio</text:p>
          </table:table-cell>
          <table:table-cell/>
          <table:table-cell office:value-type="string" calcext:value-type="string">
            <text:p>Emaus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Celular</text:p>
          </table:table-cell>
          <table:table-cell office:value-type="float" office:value="51927224019" calcext:value-type="float">
            <text:p>51927224019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Chofer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0764864" calcext:value-type="float">
            <text:p>96076486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Ci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0671887" calcext:value-type="float">
            <text:p>97067188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Cintia Lin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029014" calcext:value-type="float">
            <text:p>96402901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Ciril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166804" calcext:value-type="float">
            <text:p>96416680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Clar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32445107" calcext:value-type="float">
            <text:p>93244510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Claudio F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0875943" calcext:value-type="float">
            <text:p>97087594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Clb Bitel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30480953" calcext:value-type="float">
            <text:p>93048095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Cli Cámara</text:p>
          </table:table-cell>
          <table:table-cell office:value-type="string" calcext:value-type="string">
            <text:p>Cli</text:p>
          </table:table-cell>
          <table:table-cell/>
          <table:table-cell office:value-type="string" calcext:value-type="string">
            <text:p>Cámara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7924310" calcext:value-type="float">
            <text:p>97792431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Cli Pc</text:p>
          </table:table-cell>
          <table:table-cell office:value-type="string" calcext:value-type="string">
            <text:p>Cli</text:p>
          </table:table-cell>
          <table:table-cell/>
          <table:table-cell office:value-type="string" calcext:value-type="string">
            <text:p>Pc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0641875" calcext:value-type="float">
            <text:p>97064187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Clif Eci Andin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064349" calcext:value-type="float">
            <text:p>964064349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Clínica Socorr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6220079" calcext:value-type="float">
            <text:p>996220079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Combi 2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3576486" calcext:value-type="float">
            <text:p>94357648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Compumaster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464151" calcext:value-type="float">
            <text:p>96446415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Concierto Chistine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1830158" calcext:value-type="float">
            <text:p>99183015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Cons Percy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1944855" calcext:value-type="float">
            <text:p>99194485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Contreras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999200" calcext:value-type="float">
            <text:p>96499920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Cresp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0559813" calcext:value-type="float">
            <text:p>96055981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Cristel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51956207354" calcext:value-type="float">
            <text:p>5195620735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Cristian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6199358" calcext:value-type="float">
            <text:p>95619935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Cristian Carro</text:p>
          </table:table-cell>
          <table:table-cell office:value-type="string" calcext:value-type="string">
            <text:p>Cristian</text:p>
          </table:table-cell>
          <table:table-cell/>
          <table:table-cell office:value-type="string" calcext:value-type="string">
            <text:p>Carro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2161663" calcext:value-type="float">
            <text:p>97216166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Cristofer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9522942" calcext:value-type="float">
            <text:p>999522942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D Agua Viv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51971837258" calcext:value-type="float">
            <text:p>5197183725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D Bromer Yarang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13341705" calcext:value-type="float">
            <text:p>91334170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Daniel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9959995" calcext:value-type="float">
            <text:p>96995999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Daniel Chiri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5720903" calcext:value-type="float">
            <text:p>94572090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Daniel Venezolano</text:p>
          </table:table-cell>
          <table:table-cell office:value-type="string" calcext:value-type="string">
            <text:p>Daniel</text:p>
          </table:table-cell>
          <table:table-cell/>
          <table:table-cell office:value-type="string" calcext:value-type="string">
            <text:p>Venezolano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5673121" calcext:value-type="float">
            <text:p>97567312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Daniel Venezuel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29255128" calcext:value-type="float">
            <text:p>92925512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Danny Impresor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0183328" calcext:value-type="float">
            <text:p>96018332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Dario Tovar</text:p>
          </table:table-cell>
          <table:table-cell office:value-type="string" calcext:value-type="string">
            <text:p>Dario</text:p>
          </table:table-cell>
          <table:table-cell/>
          <table:table-cell office:value-type="string" calcext:value-type="string">
            <text:p>Tovar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Celular</text:p>
          </table:table-cell>
          <table:table-cell office:value-type="float" office:value="956101066" calcext:value-type="float">
            <text:p>95610106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Data Soluciones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9121277" calcext:value-type="float">
            <text:p>99912127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Davi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35375355" calcext:value-type="float">
            <text:p>93537535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David Canal2</text:p>
          </table:table-cell>
          <table:table-cell office:value-type="string" calcext:value-type="string">
            <text:p>David</text:p>
          </table:table-cell>
          <table:table-cell/>
          <table:table-cell office:value-type="string" calcext:value-type="string">
            <text:p>Canal2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24498028" calcext:value-type="float">
            <text:p>92449802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David Osori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3908239" calcext:value-type="float">
            <text:p>963908239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David Surichaqui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4455362" calcext:value-type="float">
            <text:p>944455362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David T.</text:p>
          </table:table-cell>
          <table:table-cell office:value-type="string" calcext:value-type="string">
            <text:p>David</text:p>
          </table:table-cell>
          <table:table-cell/>
          <table:table-cell office:value-type="string" calcext:value-type="string">
            <text:p>T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4866054" calcext:value-type="float">
            <text:p>95486605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David Tamazon</text:p>
          </table:table-cell>
          <table:table-cell office:value-type="string" calcext:value-type="string">
            <text:p>David</text:p>
          </table:table-cell>
          <table:table-cell/>
          <table:table-cell office:value-type="string" calcext:value-type="string">
            <text:p>Tamazon</text:p>
          </table:table-cell>
          <table:table-cell table:number-columns-repeated="24"/>
          <table:table-cell office:value-type="string" calcext:value-type="string">
            <text:p>Lideres Emaus Hyo ::: * myContacts</text:p>
          </table:table-cell>
          <table:table-cell table:number-columns-repeated="3"/>
          <table:table-cell office:value-type="float" office:value="975398110" calcext:value-type="float">
            <text:p>97539811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David <text:s/>Tec Celular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1214377" calcext:value-type="float">
            <text:p>99121437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DavidCanal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51992947920" calcext:value-type="float">
            <text:p>5199294792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Deniss Fluorescente</text:p>
          </table:table-cell>
          <table:table-cell office:value-type="string" calcext:value-type="string">
            <text:p>Deniss</text:p>
          </table:table-cell>
          <table:table-cell/>
          <table:table-cell office:value-type="string" calcext:value-type="string">
            <text:p>Fluorescente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4751288" calcext:value-type="float">
            <text:p>98475128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Densi Casqui</text:p>
          </table:table-cell>
          <table:table-cell office:value-type="string" calcext:value-type="string">
            <text:p>Densi</text:p>
          </table:table-cell>
          <table:table-cell/>
          <table:table-cell office:value-type="string" calcext:value-type="string">
            <text:p>Casqui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702720" calcext:value-type="float">
            <text:p>96470272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Dentista Alfadent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51934563447" calcext:value-type="float">
            <text:p>5193456344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Des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43720880731" calcext:value-type="float">
            <text:p>4372088073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Dina Tic.</text:p>
          </table:table-cell>
          <table:table-cell office:value-type="string" calcext:value-type="string">
            <text:p>Dina</text:p>
          </table:table-cell>
          <table:table-cell/>
          <table:table-cell office:value-type="string" calcext:value-type="string">
            <text:p>Tic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9838326" calcext:value-type="float">
            <text:p>96983832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Distribuidora Gas Los Andes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8254917" calcext:value-type="float">
            <text:p>94825491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Doc. Victor</text:p>
          </table:table-cell>
          <table:table-cell office:value-type="string" calcext:value-type="string">
            <text:p>Doc</text:p>
          </table:table-cell>
          <table:table-cell/>
          <table:table-cell office:value-type="string" calcext:value-type="string">
            <text:p>Victor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940380" calcext:value-type="float">
            <text:p>96494038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Doctor Aldo</text:p>
          </table:table-cell>
          <table:table-cell office:value-type="string" calcext:value-type="string">
            <text:p>Doctor</text:p>
          </table:table-cell>
          <table:table-cell/>
          <table:table-cell office:value-type="string" calcext:value-type="string">
            <text:p>Aldo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8091105" calcext:value-type="float">
            <text:p>98809110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Domitil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3726532" calcext:value-type="float">
            <text:p>983726532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Don delfín</text:p>
          </table:table-cell>
          <table:table-cell office:value-type="string" calcext:value-type="string">
            <text:p>Don</text:p>
          </table:table-cell>
          <table:table-cell/>
          <table:table-cell office:value-type="string" calcext:value-type="string">
            <text:p>delfín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7975716" calcext:value-type="float">
            <text:p>97797571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Don Máximo</text:p>
          </table:table-cell>
          <table:table-cell office:value-type="string" calcext:value-type="string">
            <text:p>Don</text:p>
          </table:table-cell>
          <table:table-cell/>
          <table:table-cell office:value-type="string" calcext:value-type="string">
            <text:p>Máximo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9557881" calcext:value-type="float">
            <text:p>99955788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Don Oscar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9986228" calcext:value-type="float">
            <text:p>97998622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Donato García Flores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926444" calcext:value-type="float">
            <text:p>96492644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Dr Gustavo Villarruel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0030096" calcext:value-type="float">
            <text:p>99003009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Dr Héctor Josue Encinas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1525789" calcext:value-type="float">
            <text:p>991525789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Dr Lisberg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8000882" calcext:value-type="float">
            <text:p>998000882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Dr Moisés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8802208" calcext:value-type="float">
            <text:p>99880220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Dr Walter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678525" calcext:value-type="float">
            <text:p>96467852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Dtos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0177660" calcext:value-type="float">
            <text:p>95017766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E Adrián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5241789" calcext:value-type="float">
            <text:p>985241789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E Albaro Luis López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4942313" calcext:value-type="float">
            <text:p>97494231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E Alex</text:p>
          </table:table-cell>
          <table:table-cell office:value-type="string" calcext:value-type="string">
            <text:p>E Alex 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9522727" calcext:value-type="float">
            <text:p>94952272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E Alv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51938613951" calcext:value-type="float">
            <text:p>5193861395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E Ancelmo</text:p>
          </table:table-cell>
          <table:table-cell table:number-columns-repeated="23"/>
          <table:table-cell office:value-type="string" calcext:value-type="string">
            <text:p>Hilario</text:p>
          </table:table-cell>
          <table:table-cell table:number-columns-repeated="2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4804640" calcext:value-type="float">
            <text:p>99480464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E Charon Sanabri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39096739" calcext:value-type="float">
            <text:p>939096739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E Clever</text:p>
          </table:table-cell>
          <table:table-cell office:value-type="string" calcext:value-type="string">
            <text:p>E Clever 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37394344" calcext:value-type="float">
            <text:p>93739434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E Cristian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8711457" calcext:value-type="float">
            <text:p>99871145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E Daniel Espinosa</text:p>
          </table:table-cell>
          <table:table-cell table:number-columns-repeated="23"/>
          <table:table-cell office:value-type="string" calcext:value-type="string">
            <text:p>Municipio al costado, </text:p>
          </table:table-cell>
          <table:table-cell table:number-columns-repeated="2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8670117" calcext:value-type="float">
            <text:p>97867011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E Daniela Hidalgo</text:p>
          </table:table-cell>
          <table:table-cell office:value-type="string" calcext:value-type="string">
            <text:p>E Daniela Hidalgo 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1078785" calcext:value-type="float">
            <text:p>95107878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E Danil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2089954" calcext:value-type="float">
            <text:p>99208995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E Dieg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23988992" calcext:value-type="float">
            <text:p>923988992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E Esau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8680058" calcext:value-type="float">
            <text:p>96868005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E Esau3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óvil</text:p>
          </table:table-cell>
          <table:table-cell office:value-type="float" office:value="51968438132" calcext:value-type="float">
            <text:p>51968438132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E Euler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4863690" calcext:value-type="float">
            <text:p>94486369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E Frank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26045409" calcext:value-type="float">
            <text:p>926045409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E Frank Ore M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6091700" calcext:value-type="float">
            <text:p>98609170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E Golosinas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Golosinas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9547506" calcext:value-type="float">
            <text:p>97954750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E Jack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6708147" calcext:value-type="float">
            <text:p>98670814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E Jorge Ludeñ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34883958" calcext:value-type="float">
            <text:p>93488395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E Jose Barret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12604378" calcext:value-type="float">
            <text:p>91260437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E Marian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88033574" calcext:value-type="float">
            <text:p>998803357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E Maxi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13832246" calcext:value-type="float">
            <text:p>91383224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E Miriam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4356268" calcext:value-type="float">
            <text:p>98435626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E Repa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Repa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33414258" calcext:value-type="float">
            <text:p>93341425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E Sergi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20224458" calcext:value-type="float">
            <text:p>92022445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E Wizar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9260264" calcext:value-type="float">
            <text:p>95926026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Eder 1</text:p>
          </table:table-cell>
          <table:table-cell office:value-type="string" calcext:value-type="string">
            <text:p>Ed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3044345" calcext:value-type="float">
            <text:p>94304434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Eder 2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1447030" calcext:value-type="float">
            <text:p>96144703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eder bitel</text:p>
          </table:table-cell>
          <table:table-cell office:value-type="string" calcext:value-type="string">
            <text:p>eder</text:p>
          </table:table-cell>
          <table:table-cell/>
          <table:table-cell office:value-type="string" calcext:value-type="string">
            <text:p>bitel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35494857" calcext:value-type="float">
            <text:p>93549485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Edinson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51935661310" calcext:value-type="float">
            <text:p>5193566131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Edu Paliz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0551378" calcext:value-type="float">
            <text:p>98055137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Eduardo</text:p>
          </table:table-cell>
          <table:table-cell office:value-type="string" calcext:value-type="string">
            <text:p>Eduardo 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9967053" calcext:value-type="float">
            <text:p>96996705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Eduardo Eng Hualahoy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22479781" calcext:value-type="float">
            <text:p>92247978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Eduardo Isamar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óvil</text:p>
          </table:table-cell>
          <table:table-cell office:value-type="float" office:value="51954000365" calcext:value-type="float">
            <text:p>5195400036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Eduardo Valentin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6988166" calcext:value-type="float">
            <text:p>96698816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Edward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123187" calcext:value-type="float">
            <text:p>96412318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Edwin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4918975" calcext:value-type="float">
            <text:p>95491897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Einsen Cas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9067981" calcext:value-type="float">
            <text:p>99906798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Elias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4081178" calcext:value-type="float">
            <text:p>95408117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Elias 2</text:p>
          </table:table-cell>
          <table:table-cell office:value-type="string" calcext:value-type="string">
            <text:p>Elia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3057562" calcext:value-type="float">
            <text:p>993057562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Eli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51944865011" calcext:value-type="float">
            <text:p>5194486501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Elizabeth Del</text:p>
          </table:table-cell>
          <table:table-cell office:value-type="string" calcext:value-type="string">
            <text:p>Elizabeth</text:p>
          </table:table-cell>
          <table:table-cell/>
          <table:table-cell office:value-type="string" calcext:value-type="string">
            <text:p>Del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3690974" calcext:value-type="float">
            <text:p>99369097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Elmer Suasnabar</text:p>
          </table:table-cell>
          <table:table-cell office:value-type="string" calcext:value-type="string">
            <text:p>Elmer</text:p>
          </table:table-cell>
          <table:table-cell/>
          <table:table-cell office:value-type="string" calcext:value-type="string">
            <text:p>Suasnabar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993939" calcext:value-type="float">
            <text:p>964993939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Elva Areche</text:p>
          </table:table-cell>
          <table:table-cell office:value-type="string" calcext:value-type="string">
            <text:p>Elva</text:p>
          </table:table-cell>
          <table:table-cell/>
          <table:table-cell office:value-type="string" calcext:value-type="string">
            <text:p>Areche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453322" calcext:value-type="float">
            <text:p>964453322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Elvis Brañez</text:p>
          </table:table-cell>
          <table:table-cell office:value-type="string" calcext:value-type="string">
            <text:p>Elvis</text:p>
          </table:table-cell>
          <table:table-cell/>
          <table:table-cell office:value-type="string" calcext:value-type="string">
            <text:p>Brañez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Trabajo</text:p>
          </table:table-cell>
          <table:table-cell office:value-type="float" office:value="51943003238" calcext:value-type="float">
            <text:p>5194300323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Elvis Sot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21996534" calcext:value-type="float">
            <text:p>92199653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Elvis Soto Bitel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4"/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Emaus Karmen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1477951" calcext:value-type="float">
            <text:p>97147795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En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28045104" calcext:value-type="float">
            <text:p>92804510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Enfermer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869046" calcext:value-type="float">
            <text:p>96486904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Enfermera Rebagliati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2986616" calcext:value-type="float">
            <text:p>94298661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Enfermera Rebagliati 2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3579429" calcext:value-type="float">
            <text:p>963579429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Enma Valladolid</text:p>
          </table:table-cell>
          <table:table-cell office:value-type="string" calcext:value-type="string">
            <text:p>Enma</text:p>
          </table:table-cell>
          <table:table-cell/>
          <table:table-cell office:value-type="string" calcext:value-type="string">
            <text:p>Valladolid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9300549" calcext:value-type="float">
            <text:p>979300549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Enrique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6644427" calcext:value-type="float">
            <text:p>99664442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Enrique Joven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26271328" calcext:value-type="float">
            <text:p>92627132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Erica Olano</text:p>
          </table:table-cell>
          <table:table-cell office:value-type="string" calcext:value-type="string">
            <text:p>Erica</text:p>
          </table:table-cell>
          <table:table-cell/>
          <table:table-cell office:value-type="string" calcext:value-type="string">
            <text:p>Olano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5106747" calcext:value-type="float">
            <text:p>94510674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Erik Arauj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0682129" calcext:value-type="float">
            <text:p>960682129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Erik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4868781" calcext:value-type="float">
            <text:p>95486878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Erik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000828" calcext:value-type="float">
            <text:p>96400082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Esc. Conductores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8375554" calcext:value-type="float">
            <text:p>99837555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Esp Carlos Sanj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550547" calcext:value-type="float">
            <text:p>96455054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Español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0923653" calcext:value-type="float">
            <text:p>96092365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Espza Jimmi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3792956" calcext:value-type="float">
            <text:p>95379295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Ester Conce</text:p>
          </table:table-cell>
          <table:table-cell office:value-type="string" calcext:value-type="string">
            <text:p>Ester</text:p>
          </table:table-cell>
          <table:table-cell/>
          <table:table-cell office:value-type="string" calcext:value-type="string">
            <text:p>Conce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1858535" calcext:value-type="float">
            <text:p>97185853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Esthigraf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64605592" calcext:value-type="float">
            <text:p>64605592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Ezequiel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0354450" calcext:value-type="float">
            <text:p>99035445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Fabian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002755" calcext:value-type="float">
            <text:p>96400275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Fermin zapallo</text:p>
          </table:table-cell>
          <table:table-cell office:value-type="string" calcext:value-type="string">
            <text:p>Fermin</text:p>
          </table:table-cell>
          <table:table-cell/>
          <table:table-cell office:value-type="string" calcext:value-type="string">
            <text:p>zapallo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4473667" calcext:value-type="float">
            <text:p>98447366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Fernando 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1814528" calcext:value-type="float">
            <text:p>98181452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Fernando T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51928310911" calcext:value-type="float">
            <text:p>5192831091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Fernando Trave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óvil</text:p>
          </table:table-cell>
          <table:table-cell office:value-type="float" office:value="51929744637" calcext:value-type="float">
            <text:p>5192974463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Fisher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7418426" calcext:value-type="float">
            <text:p>95741842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Fisher 2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16676580" calcext:value-type="float">
            <text:p>91667658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Flai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1141414" calcext:value-type="float">
            <text:p>97114141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Frank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7527903" calcext:value-type="float">
            <text:p>94752790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Franklin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0085740" calcext:value-type="float">
            <text:p>99008574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Fredy Gamarra2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0265883" calcext:value-type="float">
            <text:p>96026588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Fredy V Taxi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6476373" calcext:value-type="float">
            <text:p>99647637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Freida Aquino</text:p>
          </table:table-cell>
          <table:table-cell office:value-type="string" calcext:value-type="string">
            <text:p>Freida</text:p>
          </table:table-cell>
          <table:table-cell/>
          <table:table-cell office:value-type="string" calcext:value-type="string">
            <text:p>Aquino</text:p>
          </table:table-cell>
          <table:table-cell table:number-columns-repeated="24"/>
          <table:table-cell office:value-type="string" calcext:value-type="string">
            <text:p>Lideres Emaus Hyo ::: * myContacts</text:p>
          </table:table-cell>
          <table:table-cell table:number-columns-repeated="3"/>
          <table:table-cell office:value-type="float" office:value="996302687" calcext:value-type="float">
            <text:p>99630268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G Deniss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1953277" calcext:value-type="float">
            <text:p>99195327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G Yamir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33181468" calcext:value-type="float">
            <text:p>93318146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Gabriel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8899009" calcext:value-type="float">
            <text:p>968899009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Gas 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8002063" calcext:value-type="float">
            <text:p>97800206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Gas Los Andes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64240414" calcext:value-type="float">
            <text:p>6424041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Gasf Rigoberto Lim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6595110" calcext:value-type="float">
            <text:p>98659511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Gaudencio 2</text:p>
          </table:table-cell>
          <table:table-cell office:value-type="string" calcext:value-type="string">
            <text:p>Gaudenci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8812374" calcext:value-type="float">
            <text:p>94881237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Gaudencio Rojas</text:p>
          </table:table-cell>
          <table:table-cell office:value-type="string" calcext:value-type="string">
            <text:p>Gaudencio</text:p>
          </table:table-cell>
          <table:table-cell/>
          <table:table-cell office:value-type="string" calcext:value-type="string">
            <text:p>Rojas</text:p>
          </table:table-cell>
          <table:table-cell table:number-columns-repeated="24"/>
          <table:table-cell office:value-type="string" calcext:value-type="string">
            <text:p>Lideres Emaus Hyo ::: * myContacts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office:value-type="float" office:value="955373546" calcext:value-type="float">
            <text:p>95537354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German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4647010" calcext:value-type="float">
            <text:p>95464701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Gerson Combi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9740831" calcext:value-type="float">
            <text:p>94974083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Gianfranco Pérez G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7721055" calcext:value-type="float">
            <text:p>98772105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Gina Sosa</text:p>
          </table:table-cell>
          <table:table-cell office:value-type="string" calcext:value-type="string">
            <text:p>Gina</text:p>
          </table:table-cell>
          <table:table-cell/>
          <table:table-cell office:value-type="string" calcext:value-type="string">
            <text:p>Sosa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616511" calcext:value-type="float">
            <text:p>96461651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Ginec Gamarr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5663274" calcext:value-type="float">
            <text:p>95566327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Ginecologo Clinica Mujer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3662477" calcext:value-type="float">
            <text:p>99366247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Gladis Huaman</text:p>
          </table:table-cell>
          <table:table-cell office:value-type="string" calcext:value-type="string">
            <text:p>Gladis</text:p>
          </table:table-cell>
          <table:table-cell/>
          <table:table-cell office:value-type="string" calcext:value-type="string">
            <text:p>Huaman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5013207" calcext:value-type="float">
            <text:p>96501320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Gladis Samora</text:p>
          </table:table-cell>
          <table:table-cell office:value-type="string" calcext:value-type="string">
            <text:p>Gladis</text:p>
          </table:table-cell>
          <table:table-cell/>
          <table:table-cell office:value-type="string" calcext:value-type="string">
            <text:p>Samora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37530505" calcext:value-type="float">
            <text:p>93753050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Gledis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4882548" calcext:value-type="float">
            <text:p>99488254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Godaddy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17009337" calcext:value-type="float">
            <text:p>1700933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Godoy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28280695" calcext:value-type="float">
            <text:p>92828069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Grim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0915653" calcext:value-type="float">
            <text:p>94091565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Guarderí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51957368735" calcext:value-type="float">
            <text:p>5195736873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guillermina zapallo</text:p>
          </table:table-cell>
          <table:table-cell office:value-type="string" calcext:value-type="string">
            <text:p>guillermina</text:p>
          </table:table-cell>
          <table:table-cell/>
          <table:table-cell office:value-type="string" calcext:value-type="string">
            <text:p>zapallo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4877661" calcext:value-type="float">
            <text:p>95487766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Guillerm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28460489" calcext:value-type="float">
            <text:p>928460489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Gustav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6946205" calcext:value-type="float">
            <text:p>99694620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Gustavo Arand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7425652" calcext:value-type="float">
            <text:p>957425652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Gustavo Gensis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411141" calcext:value-type="float">
            <text:p>96441114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Gustavo Laz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25027820" calcext:value-type="float">
            <text:p>92502782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Héctor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6536061" calcext:value-type="float">
            <text:p>94653606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Henrry</text:p>
          </table:table-cell>
          <table:table-cell office:value-type="string" calcext:value-type="string">
            <text:p>Henrry 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36990681" calcext:value-type="float">
            <text:p>93699068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Henrry 2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0979836" calcext:value-type="float">
            <text:p>94097983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Henry Tablet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35074987" calcext:value-type="float">
            <text:p>93507498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Her Javier</text:p>
          </table:table-cell>
          <table:table-cell office:value-type="string" calcext:value-type="string">
            <text:p>Her</text:p>
          </table:table-cell>
          <table:table-cell/>
          <table:table-cell office:value-type="string" calcext:value-type="string">
            <text:p>Javier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4662211" calcext:value-type="float">
            <text:p>94466221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Hermano Zenon</text:p>
          </table:table-cell>
          <table:table-cell office:value-type="string" calcext:value-type="string">
            <text:p>Hermano</text:p>
          </table:table-cell>
          <table:table-cell/>
          <table:table-cell office:value-type="string" calcext:value-type="string">
            <text:p>Zenon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480906" calcext:value-type="float">
            <text:p>96448090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Herry Saval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5491396" calcext:value-type="float">
            <text:p>97549139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Heydi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8373058" calcext:value-type="float">
            <text:p>96837305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Hijo De Tio Marcelin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7400083" calcext:value-type="float">
            <text:p>95740008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Hild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1323805" calcext:value-type="float">
            <text:p>95132380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Hilda Amparo</text:p>
          </table:table-cell>
          <table:table-cell office:value-type="string" calcext:value-type="string">
            <text:p>Hilda</text:p>
          </table:table-cell>
          <table:table-cell/>
          <table:table-cell office:value-type="string" calcext:value-type="string">
            <text:p>Amparo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51944845906" calcext:value-type="float">
            <text:p>5194484590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Hilda Entel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51993199369" calcext:value-type="float">
            <text:p>51993199369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Hilda Torpoc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office:value-type="string" calcext:value-type="string">
            <text:p>* Wor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bile</text:p>
          </table:table-cell>
          <table:table-cell office:value-type="float" office:value="964524132" calcext:value-type="float">
            <text:p>964524132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Hna Ampar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7817577" calcext:value-type="float">
            <text:p>98781757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Hna Carmen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6018037" calcext:value-type="float">
            <text:p>96601803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Hna Consuel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5137980" calcext:value-type="float">
            <text:p>94513798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Hna Dora</text:p>
          </table:table-cell>
          <table:table-cell office:value-type="string" calcext:value-type="string">
            <text:p>Hna</text:p>
          </table:table-cell>
          <table:table-cell/>
          <table:table-cell office:value-type="string" calcext:value-type="string">
            <text:p>Dora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4126942" calcext:value-type="float">
            <text:p>954126942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Hna Isabel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51982090730" calcext:value-type="float">
            <text:p>5198209073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Hna Marilú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51961280093" calcext:value-type="float">
            <text:p>5196128009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Hna Nancy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1993909" calcext:value-type="float">
            <text:p>981993909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Hno Alejandr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64366632" calcext:value-type="float">
            <text:p>64366632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Hno Pedr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4144646" calcext:value-type="float">
            <text:p>95414464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Hno Perci</text:p>
          </table:table-cell>
          <table:table-cell office:value-type="string" calcext:value-type="string">
            <text:p>Hno</text:p>
          </table:table-cell>
          <table:table-cell/>
          <table:table-cell office:value-type="string" calcext:value-type="string">
            <text:p>Perci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25467964" calcext:value-type="float">
            <text:p>92546796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Hno Socim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21999717" calcext:value-type="float">
            <text:p>92199971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Horland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9032013" calcext:value-type="float">
            <text:p>97903201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Horlando 2</text:p>
          </table:table-cell>
          <table:table-cell office:value-type="string" calcext:value-type="string">
            <text:p>Horland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20868728" calcext:value-type="float">
            <text:p>92086872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Hugo Sis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2809997" calcext:value-type="float">
            <text:p>96280999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Igl Nazaren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51964198696" calcext:value-type="float">
            <text:p>5196419869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Imprenta David Unión</text:p>
          </table:table-cell>
          <table:table-cell office:value-type="string" calcext:value-type="string">
            <text:p>Imprenta David Unión 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6131245" calcext:value-type="float">
            <text:p>94613124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Imprenta Print Ser</text:p>
          </table:table-cell>
          <table:table-cell office:value-type="string" calcext:value-type="string">
            <text:p>Imprenta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Ser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5950032" calcext:value-type="float">
            <text:p>995950032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Impresora A3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51964645037" calcext:value-type="float">
            <text:p>5196464503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Inti Yud</text:p>
          </table:table-cell>
          <table:table-cell office:value-type="string" calcext:value-type="string">
            <text:p>Inti</text:p>
          </table:table-cell>
          <table:table-cell/>
          <table:table-cell office:value-type="string" calcext:value-type="string">
            <text:p>Yud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5242456" calcext:value-type="float">
            <text:p>94524245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Iris Pozo</text:p>
          </table:table-cell>
          <table:table-cell table:number-columns-repeated="26"/>
          <table:table-cell office:value-type="string" calcext:value-type="string">
            <text:p>Lideres Emaus Hyo ::: 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640309" calcext:value-type="float">
            <text:p>964640309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Isac Emaus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5866888" calcext:value-type="float">
            <text:p>95586688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Isaias Guillermo</text:p>
          </table:table-cell>
          <table:table-cell office:value-type="string" calcext:value-type="string">
            <text:p>Isaias</text:p>
          </table:table-cell>
          <table:table-cell/>
          <table:table-cell office:value-type="string" calcext:value-type="string">
            <text:p>Guillermo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7195396" calcext:value-type="float">
            <text:p>98719539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Isidor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6309166" calcext:value-type="float">
            <text:p>98630916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Ivan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788439" calcext:value-type="float">
            <text:p>964788439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Ivan Grupo 2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Celular</text:p>
          </table:table-cell>
          <table:table-cell office:value-type="float" office:value="947757742" calcext:value-type="float">
            <text:p>947757742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Jack Huaman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hola.jack@gmail.com</text:p>
          </table:table-cell>
          <table:table-cell office:value-type="string" calcext:value-type="string">
            <text:p>Mobile</text:p>
          </table:table-cell>
          <table:table-cell office:value-type="float" office:value="941763410" calcext:value-type="float">
            <text:p>94176341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Jack Huaman</text:p>
          </table:table-cell>
          <table:table-cell office:value-type="string" calcext:value-type="string">
            <text:p>Jack</text:p>
          </table:table-cell>
          <table:table-cell/>
          <table:table-cell office:value-type="string" calcext:value-type="string">
            <text:p>Huaman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27112654" calcext:value-type="float">
            <text:p>92711265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Jaime Ch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2039451" calcext:value-type="float">
            <text:p>95203945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Jaime Encis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3670424" calcext:value-type="float">
            <text:p>98367042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Jaime Hilari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4449766" calcext:value-type="float">
            <text:p>98444976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Jaime Terreno</text:p>
          </table:table-cell>
          <table:table-cell office:value-type="string" calcext:value-type="string">
            <text:p>Jaime Terreno 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2503554" calcext:value-type="float">
            <text:p>94250355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Jaimit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5341119" calcext:value-type="float">
            <text:p>995341119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Janet Hadass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8051562" calcext:value-type="float">
            <text:p>988051562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Jaquelin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4666770" calcext:value-type="float">
            <text:p>95466677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Jaqui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1283457" calcext:value-type="float">
            <text:p>98128345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Jardinero Claudi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office:value-type="string" calcext:value-type="string">
            <text:p>* Home</text:p>
          </table:table-cell>
          <table:table-cell office:value-type="string" calcext:value-type="string">
            <text:p>wwe</text:p>
          </table:table-cell>
          <table:table-cell office:value-type="string" calcext:value-type="string">
            <text:p>Mobile</text:p>
          </table:table-cell>
          <table:table-cell office:value-type="float" office:value="941383187" calcext:value-type="float">
            <text:p>94138318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Javier Bastid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13683365" calcext:value-type="float">
            <text:p>91368336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Javier Briseñ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5734978" calcext:value-type="float">
            <text:p>95573497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Javier Briseño 2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27162383" calcext:value-type="float">
            <text:p>92716238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Javier Olave</text:p>
          </table:table-cell>
          <table:table-cell office:value-type="string" calcext:value-type="string">
            <text:p>Javier</text:p>
          </table:table-cell>
          <table:table-cell/>
          <table:table-cell office:value-type="string" calcext:value-type="string">
            <text:p>Olave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6385846" calcext:value-type="float">
            <text:p>99638584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Jeampier <text:s/>Dgiro Ponce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6430204" calcext:value-type="float">
            <text:p>95643020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Jeferson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5697363" calcext:value-type="float">
            <text:p>96569736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Jeiner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2932839" calcext:value-type="float">
            <text:p>992932839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Jenny Asorsa Espinoza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Asorsa</text:p>
          </table:table-cell>
          <table:table-cell office:value-type="string" calcext:value-type="string">
            <text:p>Espinoza</text:p>
          </table:table-cell>
          <table:table-cell table:number-columns-repeated="24"/>
          <table:table-cell office:value-type="string" calcext:value-type="string">
            <text:p>Lideres Emaus Hyo ::: * myContacts</text:p>
          </table:table-cell>
          <table:table-cell table:number-columns-repeated="3"/>
          <table:table-cell office:value-type="float" office:value="966867886" calcext:value-type="float">
            <text:p>96686788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Jenny Caparachin</text:p>
          </table:table-cell>
          <table:table-cell office:value-type="string" calcext:value-type="string">
            <text:p>Jenny</text:p>
          </table:table-cell>
          <table:table-cell/>
          <table:table-cell office:value-type="string" calcext:value-type="string">
            <text:p>Caparachin</text:p>
          </table:table-cell>
          <table:table-cell table:number-columns-repeated="24"/>
          <table:table-cell office:value-type="string" calcext:value-type="string">
            <text:p>Lideres Emaus Hyo ::: * myContacts</text:p>
          </table:table-cell>
          <table:table-cell table:number-columns-repeated="3"/>
          <table:table-cell office:value-type="float" office:value="978103734" calcext:value-type="float">
            <text:p>97810373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Jenny Navarro 1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Navarro</text:p>
          </table:table-cell>
          <table:table-cell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Lideres Emaus Hyo ::: * myContacts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office:value-type="float" office:value="964045268" calcext:value-type="float">
            <text:p>96404526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Jenny Navarro 2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Navarro</text:p>
          </table:table-cell>
          <table:table-cell office:value-type="float" office:value="2" calcext:value-type="float">
            <text:p>2</text:p>
          </table:table-cell>
          <table:table-cell table:number-columns-repeated="24"/>
          <table:table-cell office:value-type="string" calcext:value-type="string">
            <text:p>Lideres Emaus Hyo ::: * myContacts</text:p>
          </table:table-cell>
          <table:table-cell table:number-columns-repeated="3"/>
          <table:table-cell office:value-type="float" office:value="956519100" calcext:value-type="float">
            <text:p>95651910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Jerson Murga Adm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5431009" calcext:value-type="float">
            <text:p>965431009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Jesus I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36067644" calcext:value-type="float">
            <text:p>93606764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Jheny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0410910" calcext:value-type="float">
            <text:p>97041091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Jhon Taxi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27437750" calcext:value-type="float">
            <text:p>92743775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Jimmy Ictus</text:p>
          </table:table-cell>
          <table:table-cell office:value-type="string" calcext:value-type="string">
            <text:p>Jimmy</text:p>
          </table:table-cell>
          <table:table-cell/>
          <table:table-cell office:value-type="string" calcext:value-type="string">
            <text:p>Ictus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3519535" calcext:value-type="float">
            <text:p>99351953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Joel Cerro De Pasc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0504714" calcext:value-type="float">
            <text:p>95050471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Joel Julc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30171563" calcext:value-type="float">
            <text:p>93017156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Joel Travesaño</text:p>
          </table:table-cell>
          <table:table-cell office:value-type="string" calcext:value-type="string">
            <text:p>Joel</text:p>
          </table:table-cell>
          <table:table-cell/>
          <table:table-cell office:value-type="string" calcext:value-type="string">
            <text:p>Travesaño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4044660" calcext:value-type="float">
            <text:p>95404466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Johan Perez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14026769" calcext:value-type="float">
            <text:p>914026769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Jon Lim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4975172" calcext:value-type="float">
            <text:p>974975172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Jonatan Medina</text:p>
          </table:table-cell>
          <table:table-cell office:value-type="string" calcext:value-type="string">
            <text:p>Jonatan</text:p>
          </table:table-cell>
          <table:table-cell/>
          <table:table-cell office:value-type="string" calcext:value-type="string">
            <text:p>Medina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0560650" calcext:value-type="float">
            <text:p>94056065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Jonathan Armas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941323" calcext:value-type="float">
            <text:p>96494132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Jonathan Imprenta Lim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0163635" calcext:value-type="float">
            <text:p>97016363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Jorge 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8503394" calcext:value-type="float">
            <text:p>95850339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Jorge Ferruz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696544" calcext:value-type="float">
            <text:p>96469654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Jorge Impresor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2621463" calcext:value-type="float">
            <text:p>99262146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Jose Arias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2123254" calcext:value-type="float">
            <text:p>94212325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Jose Aruegui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8697058" calcext:value-type="float">
            <text:p>96869705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Jose Cajahu 2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Celular</text:p>
          </table:table-cell>
          <table:table-cell office:value-type="float" office:value="940284943" calcext:value-type="float">
            <text:p>94028494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Jose Imprent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7907905" calcext:value-type="float">
            <text:p>98790790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Jose Megia 3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30244014" calcext:value-type="float">
            <text:p>93024401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Jose Mejia2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7590375" calcext:value-type="float">
            <text:p>98759037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Jose Montero</text:p>
          </table:table-cell>
          <table:table-cell office:value-type="string" calcext:value-type="string">
            <text:p>Jose</text:p>
          </table:table-cell>
          <table:table-cell/>
          <table:table-cell office:value-type="string" calcext:value-type="string">
            <text:p>Montero</text:p>
          </table:table-cell>
          <table:table-cell table:number-columns-repeated="24"/>
          <table:table-cell office:value-type="string" calcext:value-type="string">
            <text:p>* myContacts ::: * starred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549357" calcext:value-type="float">
            <text:p>96454935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Jose Tinc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0022951" calcext:value-type="float">
            <text:p>95002295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joseph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27374430" calcext:value-type="float">
            <text:p>92737443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Josmel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075926" calcext:value-type="float">
            <text:p>96407592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Juan Carlos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5677273" calcext:value-type="float">
            <text:p>95567727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Juan Carlos G.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G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4868783" calcext:value-type="float">
            <text:p>95486878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Juan Carlos Past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24368667" calcext:value-type="float">
            <text:p>92436866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Juan Casa Retir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4094445" calcext:value-type="float">
            <text:p>95409444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Juan Huaman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17858874" calcext:value-type="float">
            <text:p>91785887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Juan Lim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1809874" calcext:value-type="float">
            <text:p>94180987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Juan Pariona Vilc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6448363" calcext:value-type="float">
            <text:p>97644836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Juan Rabas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3723095" calcext:value-type="float">
            <text:p>95372309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Julian Fernandes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4600762" calcext:value-type="float">
            <text:p>974600762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style-name="ce2" office:value-type="string" calcext:value-type="string">
            <text:p>Julio 12 .2</text:p>
          </table:table-cell>
          <table:table-cell office:value-type="string" calcext:value-type="string">
            <text:p>Julio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51958273823" calcext:value-type="float">
            <text:p>5195827382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Julio Cerron12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4519534" calcext:value-type="float">
            <text:p>94451953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Julio P</text:p>
          </table:table-cell>
          <table:table-cell office:value-type="string" calcext:value-type="string">
            <text:p>Julio</text:p>
          </table:table-cell>
          <table:table-cell/>
          <table:table-cell office:value-type="string" calcext:value-type="string">
            <text:p>P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Celular</text:p>
          </table:table-cell>
          <table:table-cell office:value-type="float" office:value="51991144374" calcext:value-type="float">
            <text:p>5199114437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Junior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1669476" calcext:value-type="float">
            <text:p>95166947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Junior 12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33813567" calcext:value-type="float">
            <text:p>93381356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Karen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9047823" calcext:value-type="float">
            <text:p>97904782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Karen bermudez</text:p>
          </table:table-cell>
          <table:table-cell office:value-type="string" calcext:value-type="string">
            <text:p>Karen</text:p>
          </table:table-cell>
          <table:table-cell/>
          <table:table-cell office:value-type="string" calcext:value-type="string">
            <text:p>bermudez</text:p>
          </table:table-cell>
          <table:table-cell table:number-columns-repeated="24"/>
          <table:table-cell office:value-type="string" calcext:value-type="string">
            <text:p>Lideres Emaus Hyo ::: * myContacts</text:p>
          </table:table-cell>
          <table:table-cell table:number-columns-repeated="3"/>
          <table:table-cell office:value-type="float" office:value="966857328" calcext:value-type="float">
            <text:p>96685732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Karen Lim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7269800" calcext:value-type="float">
            <text:p>96726980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kari n</text:p>
          </table:table-cell>
          <table:table-cell office:value-type="string" calcext:value-type="string">
            <text:p>kari</text:p>
          </table:table-cell>
          <table:table-cell/>
          <table:table-cell office:value-type="string" calcext:value-type="string">
            <text:p>n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400881" calcext:value-type="float">
            <text:p>96440088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Karina Cervantes</text:p>
          </table:table-cell>
          <table:table-cell office:value-type="string" calcext:value-type="string">
            <text:p>Karina</text:p>
          </table:table-cell>
          <table:table-cell/>
          <table:table-cell office:value-type="string" calcext:value-type="string">
            <text:p>Cervantes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544486" calcext:value-type="float">
            <text:p>96454448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Karol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0341404" calcext:value-type="float">
            <text:p>96034140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Katerine Enfermer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6462321" calcext:value-type="float">
            <text:p>96646232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Katerine Gabriel</text:p>
          </table:table-cell>
          <table:table-cell office:value-type="string" calcext:value-type="string">
            <text:p>Katerine</text:p>
          </table:table-cell>
          <table:table-cell/>
          <table:table-cell office:value-type="string" calcext:value-type="string">
            <text:p>Gabriel</text:p>
          </table:table-cell>
          <table:table-cell table:number-columns-repeated="24"/>
          <table:table-cell office:value-type="string" calcext:value-type="string">
            <text:p>Lideres Emaus Hyo ::: * myContacts</text:p>
          </table:table-cell>
          <table:table-cell table:number-columns-repeated="3"/>
          <table:table-cell office:value-type="float" office:value="964181894" calcext:value-type="float">
            <text:p>96418189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Kati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866470" calcext:value-type="float">
            <text:p>96486647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Katy Asorsa</text:p>
          </table:table-cell>
          <table:table-cell office:value-type="string" calcext:value-type="string">
            <text:p>Katy Asorsa </text:p>
          </table:table-cell>
          <table:table-cell table:number-columns-repeated="26"/>
          <table:table-cell office:value-type="string" calcext:value-type="string">
            <text:p>Lideres Emaus Hyo ::: * myContacts</text:p>
          </table:table-cell>
          <table:table-cell table:number-columns-repeated="3"/>
          <table:table-cell office:value-type="float" office:value="985691874" calcext:value-type="float">
            <text:p>98569187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Katy Guevara</text:p>
          </table:table-cell>
          <table:table-cell office:value-type="string" calcext:value-type="string">
            <text:p>Katy</text:p>
          </table:table-cell>
          <table:table-cell/>
          <table:table-cell office:value-type="string" calcext:value-type="string">
            <text:p>Guevara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5665923" calcext:value-type="float">
            <text:p>95566592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Katy Guevara2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1022662" calcext:value-type="float">
            <text:p>961022662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Katy Reinoso</text:p>
          </table:table-cell>
          <table:table-cell office:value-type="string" calcext:value-type="string">
            <text:p>Katy</text:p>
          </table:table-cell>
          <table:table-cell/>
          <table:table-cell office:value-type="string" calcext:value-type="string">
            <text:p>Reinoso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4173691" calcext:value-type="float">
            <text:p>99417369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Katy Reynoso</text:p>
          </table:table-cell>
          <table:table-cell office:value-type="string" calcext:value-type="string">
            <text:p>Katy</text:p>
          </table:table-cell>
          <table:table-cell/>
          <table:table-cell office:value-type="string" calcext:value-type="string">
            <text:p>Reynoso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9054960" calcext:value-type="float">
            <text:p>94905496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Katy T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866470" calcext:value-type="float">
            <text:p>96486647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Kebha Jesus</text:p>
          </table:table-cell>
          <table:table-cell office:value-type="string" calcext:value-type="string">
            <text:p>Kebha</text:p>
          </table:table-cell>
          <table:table-cell/>
          <table:table-cell office:value-type="string" calcext:value-type="string">
            <text:p>Jesus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5085291" calcext:value-type="float">
            <text:p>98508529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Keir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137336" calcext:value-type="float">
            <text:p>96413733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Kelly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4137791" calcext:value-type="float">
            <text:p>98413779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Kely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21267551" calcext:value-type="float">
            <text:p>92126755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Kenyo Tapar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39285688" calcext:value-type="float">
            <text:p>93928568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Kevin Carro</text:p>
          </table:table-cell>
          <table:table-cell office:value-type="string" calcext:value-type="string">
            <text:p>Kevin</text:p>
          </table:table-cell>
          <table:table-cell/>
          <table:table-cell office:value-type="string" calcext:value-type="string">
            <text:p>Carro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0304197" calcext:value-type="float">
            <text:p>99030419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Kvill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21574763" calcext:value-type="float">
            <text:p>92157476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Larry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21875401" calcext:value-type="float">
            <text:p>92187540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leilani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óvil</text:p>
          </table:table-cell>
          <table:table-cell office:value-type="float" office:value="952019159" calcext:value-type="float">
            <text:p>952019159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Lenin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2028251" calcext:value-type="float">
            <text:p>95202825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Leslie Dias</text:p>
          </table:table-cell>
          <table:table-cell office:value-type="string" calcext:value-type="string">
            <text:p>Leslie</text:p>
          </table:table-cell>
          <table:table-cell/>
          <table:table-cell office:value-type="string" calcext:value-type="string">
            <text:p>Dias</text:p>
          </table:table-cell>
          <table:table-cell table:number-columns-repeated="24"/>
          <table:table-cell office:value-type="string" calcext:value-type="string">
            <text:p>Lideres Emaus Hyo ::: * myContacts</text:p>
          </table:table-cell>
          <table:table-cell table:number-columns-repeated="3"/>
          <table:table-cell office:value-type="float" office:value="969437621" calcext:value-type="float">
            <text:p>96943762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Levin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9888131" calcext:value-type="float">
            <text:p>99988813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Lic Carlos Inei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6760206" calcext:value-type="float">
            <text:p>99676020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Lilian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3698213" calcext:value-type="float">
            <text:p>97369821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Liliana A</text:p>
          </table:table-cell>
          <table:table-cell office:value-type="string" calcext:value-type="string">
            <text:p>Liliana</text:p>
          </table:table-cell>
          <table:table-cell/>
          <table:table-cell office:value-type="string" calcext:value-type="string">
            <text:p>A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óvil</text:p>
          </table:table-cell>
          <table:table-cell office:value-type="float" office:value="986985520" calcext:value-type="float">
            <text:p>98698552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Liz</text:p>
          </table:table-cell>
          <table:table-cell office:value-type="string" calcext:value-type="string">
            <text:p>Liz 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7292379" calcext:value-type="float">
            <text:p>987292379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Liz Prim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7700075" calcext:value-type="float">
            <text:p>98770007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Liz Yupanqui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351024" calcext:value-type="float">
            <text:p>9835102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Lucho D Norma</text:p>
          </table:table-cell>
          <table:table-cell office:value-type="string" calcext:value-type="string">
            <text:p>Luch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rma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0751991" calcext:value-type="float">
            <text:p>98075199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Luci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410978" calcext:value-type="float">
            <text:p>96441097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Luia Basilia</text:p>
          </table:table-cell>
          <table:table-cell office:value-type="string" calcext:value-type="string">
            <text:p>Luia</text:p>
          </table:table-cell>
          <table:table-cell/>
          <table:table-cell office:value-type="string" calcext:value-type="string">
            <text:p>Basilia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7261217" calcext:value-type="float">
            <text:p>95726121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Luis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1283651" calcext:value-type="float">
            <text:p>98128365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Luis 2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10765323" calcext:value-type="float">
            <text:p>91076532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Luis Bacilia</text:p>
          </table:table-cell>
          <table:table-cell office:value-type="string" calcext:value-type="string">
            <text:p>Luis</text:p>
          </table:table-cell>
          <table:table-cell/>
          <table:table-cell office:value-type="string" calcext:value-type="string">
            <text:p>Bacilia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8354451" calcext:value-type="float">
            <text:p>96835445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Luis Estrada</text:p>
          </table:table-cell>
          <table:table-cell office:value-type="string" calcext:value-type="string">
            <text:p>Luis</text:p>
          </table:table-cell>
          <table:table-cell/>
          <table:table-cell office:value-type="string" calcext:value-type="string">
            <text:p>Estrada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33480720" calcext:value-type="float">
            <text:p>93348072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Luis López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9302147" calcext:value-type="float">
            <text:p>96930214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Luis Mamani</text:p>
          </table:table-cell>
          <table:table-cell office:value-type="string" calcext:value-type="string">
            <text:p>Luis</text:p>
          </table:table-cell>
          <table:table-cell/>
          <table:table-cell office:value-type="string" calcext:value-type="string">
            <text:p>Mamani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528978" calcext:value-type="float">
            <text:p>96452897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Luis Scot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7195239" calcext:value-type="float">
            <text:p>947195239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M368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1816598" calcext:value-type="float">
            <text:p>98181659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Ma De Henrry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12737225" calcext:value-type="float">
            <text:p>91273722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Ma De Marx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9151170" calcext:value-type="float">
            <text:p>97915117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Mabel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5749728" calcext:value-type="float">
            <text:p>95574972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Mabel Onofre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37071639" calcext:value-type="float">
            <text:p>937071639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Madelein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2121393" calcext:value-type="float">
            <text:p>96212139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Magali Gomes</text:p>
          </table:table-cell>
          <table:table-cell office:value-type="string" calcext:value-type="string">
            <text:p>Magali</text:p>
          </table:table-cell>
          <table:table-cell/>
          <table:table-cell office:value-type="string" calcext:value-type="string">
            <text:p>Gomes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0952719" calcext:value-type="float">
            <text:p>950952719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Magali Mez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804114" calcext:value-type="float">
            <text:p>96480411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Magdalena Taipe</text:p>
          </table:table-cell>
          <table:table-cell office:value-type="string" calcext:value-type="string">
            <text:p>Magdalena</text:p>
          </table:table-cell>
          <table:table-cell/>
          <table:table-cell office:value-type="string" calcext:value-type="string">
            <text:p>Taipe</text:p>
          </table:table-cell>
          <table:table-cell table:number-columns-repeated="24"/>
          <table:table-cell office:value-type="string" calcext:value-type="string">
            <text:p>Lideres Emaus Hyo ::: * myContacts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office:value-type="float" office:value="955669550" calcext:value-type="float">
            <text:p>95566955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Maicol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4609907" calcext:value-type="float">
            <text:p>97460990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Maikol Vargas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3675208" calcext:value-type="float">
            <text:p>96367520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Mama 2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34680777" calcext:value-type="float">
            <text:p>93468077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Mama De Amp.</text:p>
          </table:table-cell>
          <table:table-cell office:value-type="string" calcext:value-type="string">
            <text:p>Mam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mp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970015" calcext:value-type="float">
            <text:p>96497001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Mama De Chio</text:p>
          </table:table-cell>
          <table:table-cell office:value-type="string" calcext:value-type="string">
            <text:p>Mam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hio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27224019" calcext:value-type="float">
            <text:p>927224019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Mama De Einsen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3526159" calcext:value-type="float">
            <text:p>953526159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mama de teo</text:p>
          </table:table-cell>
          <table:table-cell office:value-type="string" calcext:value-type="string">
            <text:p>mam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o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9212203" calcext:value-type="float">
            <text:p>94921220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Mama Rutty</text:p>
          </table:table-cell>
          <table:table-cell office:value-type="string" calcext:value-type="string">
            <text:p>Mama</text:p>
          </table:table-cell>
          <table:table-cell/>
          <table:table-cell office:value-type="string" calcext:value-type="string">
            <text:p>Rutty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Celular</text:p>
          </table:table-cell>
          <table:table-cell office:value-type="float" office:value="973906117" calcext:value-type="float">
            <text:p>97390611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Mama Tis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Celular</text:p>
          </table:table-cell>
          <table:table-cell office:value-type="float" office:value="941988843" calcext:value-type="float">
            <text:p>94198884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Mami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1182381" calcext:value-type="float">
            <text:p>99118238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Manuel D La Cruz</text:p>
          </table:table-cell>
          <table:table-cell office:value-type="string" calcext:value-type="string">
            <text:p>Manuel D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Cruz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36075760" calcext:value-type="float">
            <text:p>93607576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Ma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1645736" calcext:value-type="float">
            <text:p>98164573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Mar Barzol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óvil</text:p>
          </table:table-cell>
          <table:table-cell office:value-type="float" office:value="964739514" calcext:value-type="float">
            <text:p>96473951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Marcel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9515169" calcext:value-type="float">
            <text:p>999515169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Marcelin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651100" calcext:value-type="float">
            <text:p>96465110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Marcelino Vide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2637776" calcext:value-type="float">
            <text:p>99263777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Marcelino2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3006155" calcext:value-type="float">
            <text:p>96300615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Marcelo T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30795897" calcext:value-type="float">
            <text:p>93079589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María Cuell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6999383" calcext:value-type="float">
            <text:p>97699938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Marielen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3936774" calcext:value-type="float">
            <text:p>97393677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Mari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816820" calcext:value-type="float">
            <text:p>96481682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Mario Distribución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36460923" calcext:value-type="float">
            <text:p>93646092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Mario Pom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6427120" calcext:value-type="float">
            <text:p>95642712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Marks Sonid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óvil</text:p>
          </table:table-cell>
          <table:table-cell office:value-type="float" office:value="957810591" calcext:value-type="float">
            <text:p>95781059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Marlis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5626278" calcext:value-type="float">
            <text:p>94562627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Martha López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5889002" calcext:value-type="float">
            <text:p>945889002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Marvy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30818157" calcext:value-type="float">
            <text:p>93081815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Marx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7810591" calcext:value-type="float">
            <text:p>95781059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Marxs2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7572150" calcext:value-type="float">
            <text:p>95757215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Mauricio Vidal</text:p>
          </table:table-cell>
          <table:table-cell office:value-type="string" calcext:value-type="string">
            <text:p>Mauricio</text:p>
          </table:table-cell>
          <table:table-cell/>
          <table:table-cell office:value-type="string" calcext:value-type="string">
            <text:p>Vidal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0793270" calcext:value-type="float">
            <text:p>94079327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Meca Ki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5945579" calcext:value-type="float">
            <text:p>995945579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Medalit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1319968" calcext:value-type="float">
            <text:p>99131996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Melis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2868894" calcext:value-type="float">
            <text:p>98286889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Mercedes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8682220" calcext:value-type="float">
            <text:p>96868222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Meriyein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28452883" calcext:value-type="float">
            <text:p>92845288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Miel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2981609" calcext:value-type="float">
            <text:p>952981609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Miguel</text:p>
          </table:table-cell>
          <table:table-cell office:value-type="string" calcext:value-type="string">
            <text:p>Miguel 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36805090" calcext:value-type="float">
            <text:p>93680509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Miguel Ángel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6213766" calcext:value-type="float">
            <text:p>98621376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Miguel Borja</text:p>
          </table:table-cell>
          <table:table-cell office:value-type="string" calcext:value-type="string">
            <text:p>Miguel</text:p>
          </table:table-cell>
          <table:table-cell/>
          <table:table-cell office:value-type="string" calcext:value-type="string">
            <text:p>Borja</text:p>
          </table:table-cell>
          <table:table-cell table:number-columns-repeated="24"/>
          <table:table-cell office:value-type="string" calcext:value-type="string">
            <text:p>Lideres Emaus Hyo ::: * myContacts</text:p>
          </table:table-cell>
          <table:table-cell table:number-columns-repeated="3"/>
          <table:table-cell office:value-type="float" office:value="970884017" calcext:value-type="float">
            <text:p>97088401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Miguel Impresora</text:p>
          </table:table-cell>
          <table:table-cell office:value-type="string" calcext:value-type="string">
            <text:p>Miguel</text:p>
          </table:table-cell>
          <table:table-cell/>
          <table:table-cell office:value-type="string" calcext:value-type="string">
            <text:p>Impresora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4173073" calcext:value-type="float">
            <text:p>99417307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Miguel Pc</text:p>
          </table:table-cell>
          <table:table-cell office:value-type="string" calcext:value-type="string">
            <text:p>Miguel</text:p>
          </table:table-cell>
          <table:table-cell/>
          <table:table-cell office:value-type="string" calcext:value-type="string">
            <text:p>Pc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5906951" calcext:value-type="float">
            <text:p>99590695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Miker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8913137" calcext:value-type="float">
            <text:p>96891313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Milagros B.</text:p>
          </table:table-cell>
          <table:table-cell office:value-type="string" calcext:value-type="string">
            <text:p>Milagros</text:p>
          </table:table-cell>
          <table:table-cell/>
          <table:table-cell office:value-type="string" calcext:value-type="string">
            <text:p>B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844177" calcext:value-type="float">
            <text:p>96484417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Milagros Monte Grup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Celular</text:p>
          </table:table-cell>
          <table:table-cell office:value-type="float" office:value="959424304" calcext:value-type="float">
            <text:p>95942430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Milagros Montes2</text:p>
          </table:table-cell>
          <table:table-cell office:value-type="string" calcext:value-type="string">
            <text:p>Milagros</text:p>
          </table:table-cell>
          <table:table-cell/>
          <table:table-cell office:value-type="string" calcext:value-type="string">
            <text:p>Montes2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9424304" calcext:value-type="float">
            <text:p>95942430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Milett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4342828" calcext:value-type="float">
            <text:p>99434282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Milton Lim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1308707" calcext:value-type="float">
            <text:p>94130870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Mirett 2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4682155" calcext:value-type="float">
            <text:p>97468215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Miriam Vilcahuaman 2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Vilcahuaman</text:p>
          </table:table-cell>
          <table:table-cell office:value-type="float" office:value="2" calcext:value-type="float">
            <text:p>2</text:p>
          </table:table-cell>
          <table:table-cell table:number-columns-repeated="24"/>
          <table:table-cell office:value-type="string" calcext:value-type="string">
            <text:p>Lideres Emaus Hyo ::: * myContacts</text:p>
          </table:table-cell>
          <table:table-cell table:number-columns-repeated="3"/>
          <table:table-cell office:value-type="float" office:value="943216318" calcext:value-type="float">
            <text:p>94321631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Mis Jenny Fam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4414055" calcext:value-type="float">
            <text:p>99441405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Miss Jenny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3048894" calcext:value-type="float">
            <text:p>99304889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Mk Anibal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1753785" calcext:value-type="float">
            <text:p>98175378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Modem Bitel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30155002" calcext:value-type="float">
            <text:p>930155002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Naci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7509965" calcext:value-type="float">
            <text:p>94750996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Nelly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3540572" calcext:value-type="float">
            <text:p>953540572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Nelson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3711923" calcext:value-type="float">
            <text:p>99371192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Nic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898810" calcext:value-type="float">
            <text:p>96489881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Nild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office:value-type="string" calcext:value-type="string">
            <text:p>* Home</text:p>
          </table:table-cell>
          <table:table-cell office:value-type="string" calcext:value-type="string">
            <text:p>nildaah22@gmail.com</text:p>
          </table:table-cell>
          <table:table-cell office:value-type="string" calcext:value-type="string">
            <text:p>Mobile</text:p>
          </table:table-cell>
          <table:table-cell office:value-type="float" office:value="964000619" calcext:value-type="float">
            <text:p>964000619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Noemi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6976901" calcext:value-type="float">
            <text:p>97697690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Noemi Quilca Grup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9115279" calcext:value-type="float">
            <text:p>979115279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Noemí Rojas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0505160" calcext:value-type="float">
            <text:p>98050516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Nolbert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7045536" calcext:value-type="float">
            <text:p>95704553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Nolbert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25076557" calcext:value-type="float">
            <text:p>92507655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Nolberto 2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9501783" calcext:value-type="float">
            <text:p>96950178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Norma De Lazo</text:p>
          </table:table-cell>
          <table:table-cell office:value-type="string" calcext:value-type="string">
            <text:p>Norm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Lazo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9420460" calcext:value-type="float">
            <text:p>94942046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Norma Flores</text:p>
          </table:table-cell>
          <table:table-cell office:value-type="string" calcext:value-type="string">
            <text:p>Norma</text:p>
          </table:table-cell>
          <table:table-cell/>
          <table:table-cell office:value-type="string" calcext:value-type="string">
            <text:p>Flores</text:p>
          </table:table-cell>
          <table:table-cell table:number-columns-repeated="24"/>
          <table:table-cell office:value-type="string" calcext:value-type="string">
            <text:p>Lideres Emaus Hyo ::: * myContacts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office:value-type="float" office:value="954026770" calcext:value-type="float">
            <text:p>95402677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Novi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óvil</text:p>
          </table:table-cell>
          <table:table-cell office:value-type="float" office:value="995636370" calcext:value-type="float">
            <text:p>99563637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Novio De Laur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27284365" calcext:value-type="float">
            <text:p>92728436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2755034" calcext:value-type="float">
            <text:p>95275503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Obed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1634544" calcext:value-type="float">
            <text:p>97163454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Obed Quilc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Celular</text:p>
          </table:table-cell>
          <table:table-cell office:value-type="float" office:value="914806378" calcext:value-type="float">
            <text:p>91480637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Obtetr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31645813" calcext:value-type="float">
            <text:p>93164581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Orland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4826036" calcext:value-type="float">
            <text:p>95482603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Osar Caca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7070196" calcext:value-type="float">
            <text:p>98707019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Oscat Movistar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5397776" calcext:value-type="float">
            <text:p>98539777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P Antoni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2379299" calcext:value-type="float">
            <text:p>942379299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P Carlos Arge Polit</text:p>
          </table:table-cell>
          <table:table-cell office:value-type="string" calcext:value-type="string">
            <text:p>P Carlos</text:p>
          </table:table-cell>
          <table:table-cell office:value-type="string" calcext:value-type="string">
            <text:p>Arge</text:p>
          </table:table-cell>
          <table:table-cell office:value-type="string" calcext:value-type="string">
            <text:p>Polit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12892756" calcext:value-type="float">
            <text:p>91289275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P Daniel Boza Torres</text:p>
          </table:table-cell>
          <table:table-cell office:value-type="string" calcext:value-type="string">
            <text:p>P Daniel</text:p>
          </table:table-cell>
          <table:table-cell/>
          <table:table-cell office:value-type="string" calcext:value-type="string">
            <text:p>Boza Torres</text:p>
          </table:table-cell>
          <table:table-cell table:number-columns-repeated="21"/>
          <table:table-cell office:value-type="string" calcext:value-type="string">
            <text:p>Cooking Gourmet</text:p>
          </table:table-cell>
          <table:table-cell table:number-columns-repeated="2"/>
          <table:table-cell office:value-type="string" calcext:value-type="string">
            <text:p>* myContacts</text:p>
          </table:table-cell>
          <table:table-cell table:number-columns-repeated="3"/>
          <table:table-cell office:value-type="float" office:value="960256318" calcext:value-type="float">
            <text:p>96025631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P Gaby Lazo</text:p>
          </table:table-cell>
          <table:table-cell office:value-type="string" calcext:value-type="string">
            <text:p>P Gaby </text:p>
          </table:table-cell>
          <table:table-cell/>
          <table:table-cell office:value-type="string" calcext:value-type="string">
            <text:p>Lazo</text:p>
          </table:table-cell>
          <table:table-cell table:number-columns-repeated="21"/>
          <table:table-cell office:value-type="string" calcext:value-type="string">
            <text:p>Cooking Gourmet</text:p>
          </table:table-cell>
          <table:table-cell table:number-columns-repeated="2"/>
          <table:table-cell office:value-type="string" calcext:value-type="string">
            <text:p>* myContacts</text:p>
          </table:table-cell>
          <table:table-cell table:number-columns-repeated="3"/>
          <table:table-cell office:value-type="float" office:value="982552410" calcext:value-type="float">
            <text:p>98255241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P Jhon Bravo Espinoza</text:p>
          </table:table-cell>
          <table:table-cell office:value-type="string" calcext:value-type="string">
            <text:p>P Jhon </text:p>
          </table:table-cell>
          <table:table-cell/>
          <table:table-cell office:value-type="string" calcext:value-type="string">
            <text:p>Bravo Espinoza</text:p>
          </table:table-cell>
          <table:table-cell table:number-columns-repeated="21"/>
          <table:table-cell office:value-type="string" calcext:value-type="string">
            <text:p>Cooking Gourmet</text:p>
          </table:table-cell>
          <table:table-cell table:number-columns-repeated="2"/>
          <table:table-cell office:value-type="string" calcext:value-type="string">
            <text:p>* myContacts</text:p>
          </table:table-cell>
          <table:table-cell table:number-columns-repeated="3"/>
          <table:table-cell office:value-type="float" office:value="960177534" calcext:value-type="float">
            <text:p>96017753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P Jose Gamarra Quispe</text:p>
          </table:table-cell>
          <table:table-cell office:value-type="string" calcext:value-type="string">
            <text:p>P Jose</text:p>
          </table:table-cell>
          <table:table-cell/>
          <table:table-cell office:value-type="string" calcext:value-type="string">
            <text:p>Gamarra Quispe</text:p>
          </table:table-cell>
          <table:table-cell table:number-columns-repeated="21"/>
          <table:table-cell office:value-type="string" calcext:value-type="string">
            <text:p>Cooking Gourmet</text:p>
          </table:table-cell>
          <table:table-cell table:number-columns-repeated="2"/>
          <table:table-cell office:value-type="string" calcext:value-type="string">
            <text:p>* myContacts</text:p>
          </table:table-cell>
          <table:table-cell table:number-columns-repeated="3"/>
          <table:table-cell office:value-type="float" office:value="922002527" calcext:value-type="float">
            <text:p>92200252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P Pilar Torres Miranda</text:p>
          </table:table-cell>
          <table:table-cell office:value-type="string" calcext:value-type="string">
            <text:p>P Pilar</text:p>
          </table:table-cell>
          <table:table-cell/>
          <table:table-cell office:value-type="string" calcext:value-type="string">
            <text:p><text:s/>Torres Miranda</text:p>
          </table:table-cell>
          <table:table-cell table:number-columns-repeated="21"/>
          <table:table-cell office:value-type="string" calcext:value-type="string">
            <text:p>Cooking Gourmet</text:p>
          </table:table-cell>
          <table:table-cell table:number-columns-repeated="2"/>
          <table:table-cell office:value-type="string" calcext:value-type="string">
            <text:p>* myContacts</text:p>
          </table:table-cell>
          <table:table-cell table:number-columns-repeated="3"/>
          <table:table-cell office:value-type="float" office:value="978206842" calcext:value-type="float">
            <text:p>978206842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P Prima de Jhordy Bejarano Hinostroza</text:p>
          </table:table-cell>
          <table:table-cell office:value-type="string" calcext:value-type="string">
            <text:p>P Prima de Jhordy </text:p>
          </table:table-cell>
          <table:table-cell/>
          <table:table-cell office:value-type="string" calcext:value-type="string">
            <text:p>Bejarano Hinostroza</text:p>
          </table:table-cell>
          <table:table-cell table:number-columns-repeated="21"/>
          <table:table-cell office:value-type="string" calcext:value-type="string">
            <text:p>Cooking Gourmet</text:p>
          </table:table-cell>
          <table:table-cell table:number-columns-repeated="2"/>
          <table:table-cell office:value-type="string" calcext:value-type="string">
            <text:p>* myContacts</text:p>
          </table:table-cell>
          <table:table-cell table:number-columns-repeated="3"/>
          <table:table-cell office:value-type="float" office:value="923764451" calcext:value-type="float">
            <text:p>92376445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P Sayda Guillermo</text:p>
          </table:table-cell>
          <table:table-cell office:value-type="string" calcext:value-type="string">
            <text:p>P Sayda</text:p>
          </table:table-cell>
          <table:table-cell/>
          <table:table-cell office:value-type="string" calcext:value-type="string">
            <text:p>Guillermo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3"/>
          <table:table-cell office:value-type="float" office:value="918179013" calcext:value-type="float">
            <text:p>91817901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P1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652271" calcext:value-type="float">
            <text:p>96465227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Paco Mec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4397501" calcext:value-type="float">
            <text:p>99439750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Paola V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óvil</text:p>
          </table:table-cell>
          <table:table-cell office:value-type="float" office:value="935991956" calcext:value-type="float">
            <text:p>93599195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Papá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963161" calcext:value-type="float">
            <text:p>96496316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Pascual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5000800" calcext:value-type="float">
            <text:p>98500080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Past. Alex</text:p>
          </table:table-cell>
          <table:table-cell office:value-type="string" calcext:value-type="string">
            <text:p>Past</text:p>
          </table:table-cell>
          <table:table-cell/>
          <table:table-cell office:value-type="string" calcext:value-type="string">
            <text:p>Alex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8889057" calcext:value-type="float">
            <text:p>98888905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Past. Franklin</text:p>
          </table:table-cell>
          <table:table-cell office:value-type="string" calcext:value-type="string">
            <text:p>Past</text:p>
          </table:table-cell>
          <table:table-cell/>
          <table:table-cell office:value-type="string" calcext:value-type="string">
            <text:p>Franklin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5698170" calcext:value-type="float">
            <text:p>98569817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Past. Teo</text:p>
          </table:table-cell>
          <table:table-cell office:value-type="string" calcext:value-type="string">
            <text:p>Past</text:p>
          </table:table-cell>
          <table:table-cell/>
          <table:table-cell office:value-type="string" calcext:value-type="string">
            <text:p>Teo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31130008" calcext:value-type="float">
            <text:p>93113000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Pastor Franklin <text:s/>Estrella</text:p>
          </table:table-cell>
          <table:table-cell office:value-type="string" calcext:value-type="string">
            <text:p>Pastor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Estrella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875203" calcext:value-type="float">
            <text:p>96487520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Pastora Malena</text:p>
          </table:table-cell>
          <table:table-cell office:value-type="string" calcext:value-type="string">
            <text:p>Pastora</text:p>
          </table:table-cell>
          <table:table-cell/>
          <table:table-cell office:value-type="string" calcext:value-type="string">
            <text:p>Malena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9943345" calcext:value-type="float">
            <text:p>99994334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Pastora Sonia</text:p>
          </table:table-cell>
          <table:table-cell office:value-type="string" calcext:value-type="string">
            <text:p>Pastora</text:p>
          </table:table-cell>
          <table:table-cell/>
          <table:table-cell office:value-type="string" calcext:value-type="string">
            <text:p>Sonia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6684626" calcext:value-type="float">
            <text:p>95668462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Pastora Vanesa</text:p>
          </table:table-cell>
          <table:table-cell office:value-type="string" calcext:value-type="string">
            <text:p>Pastora</text:p>
          </table:table-cell>
          <table:table-cell/>
          <table:table-cell office:value-type="string" calcext:value-type="string">
            <text:p>Vanesa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5180366" calcext:value-type="float">
            <text:p>98518036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Pati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6640071" calcext:value-type="float">
            <text:p>99664007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Pati Mes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4400341" calcext:value-type="float">
            <text:p>95440034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Paul Huaman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paulhuamancapcha@gmail.com</text:p>
          </table:table-cell>
          <table:table-cell office:value-type="string" calcext:value-type="string">
            <text:p>Mobile</text:p>
          </table:table-cell>
          <table:table-cell office:value-type="float" office:value="954666770" calcext:value-type="float">
            <text:p>95466677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Paul huaman 2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huaman</text:p>
          </table:table-cell>
          <table:table-cell office:value-type="float" office:value="2" calcext:value-type="float">
            <text:p>2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6148085" calcext:value-type="float">
            <text:p>96614808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Pc Partes</text:p>
          </table:table-cell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Partes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3363768" calcext:value-type="float">
            <text:p>99336376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Pedro López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2600080" calcext:value-type="float">
            <text:p>97260008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Perci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6717116" calcext:value-type="float">
            <text:p>99671711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Perci M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óvil</text:p>
          </table:table-cell>
          <table:table-cell office:value-type="float" office:value="943131261" calcext:value-type="float">
            <text:p>94313126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Peruvian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1811220" calcext:value-type="float">
            <text:p>98181122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Peter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8247461" calcext:value-type="float">
            <text:p>98824746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Piero Lim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4917770" calcext:value-type="float">
            <text:p>95491777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Platerí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6961083" calcext:value-type="float">
            <text:p>99696108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Plini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1018828" calcext:value-type="float">
            <text:p>94101882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Printer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4899185" calcext:value-type="float">
            <text:p>99489918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Provient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4833040" calcext:value-type="float">
            <text:p>99483304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Ps Cesar Zanabria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Zanabria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645668" calcext:value-type="float">
            <text:p>96464566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Ps Corneli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8533153" calcext:value-type="float">
            <text:p>99853315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Ps Francisco Retiz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2941475" calcext:value-type="float">
            <text:p>96294147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Ps Isabel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000478" calcext:value-type="float">
            <text:p>96400047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Ps Jenny Colom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4348654" calcext:value-type="float">
            <text:p>94434865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Ps José Falcón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José</text:p>
          </table:table-cell>
          <table:table-cell office:value-type="string" calcext:value-type="string">
            <text:p>Falcón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2858095" calcext:value-type="float">
            <text:p>97285809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Ps Luis Rodas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660269" calcext:value-type="float">
            <text:p>964660269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Ps Mauricio Surichaqui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822858" calcext:value-type="float">
            <text:p>96482285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Ps Nataly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3138409" calcext:value-type="float">
            <text:p>993138409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Ps Roland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9517747" calcext:value-type="float">
            <text:p>95951774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Ps Rosario Aquin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5003182" calcext:value-type="float">
            <text:p>945003182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Ps Teodolinda 2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Teodolinda</text:p>
          </table:table-cell>
          <table:table-cell office:value-type="float" office:value="2" calcext:value-type="float">
            <text:p>2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000536" calcext:value-type="float">
            <text:p>96400053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Ps.</text:p>
          </table:table-cell>
          <table:table-cell office:value-type="string" calcext:value-type="string">
            <text:p>Ps. 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4473126" calcext:value-type="float">
            <text:p>95447312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Ps. Angel Pac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267284" calcext:value-type="float">
            <text:p>96426728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Ps. Asamblea De Dios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8919106" calcext:value-type="float">
            <text:p>99891910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Ps. Clemencia Roman</text:p>
          </table:table-cell>
          <table:table-cell office:value-type="string" calcext:value-type="string">
            <text:p>Ps.</text:p>
          </table:table-cell>
          <table:table-cell office:value-type="string" calcext:value-type="string">
            <text:p>Clemencia</text:p>
          </table:table-cell>
          <table:table-cell office:value-type="string" calcext:value-type="string">
            <text:p>Roman</text:p>
          </table:table-cell>
          <table:table-cell table:number-columns-repeated="24"/>
          <table:table-cell office:value-type="string" calcext:value-type="string">
            <text:p>Lideres Emaus Hyo ::: * myContacts</text:p>
          </table:table-cell>
          <table:table-cell table:number-columns-repeated="2"/>
          <table:table-cell office:value-type="string" calcext:value-type="string">
            <text:p>Main</text:p>
          </table:table-cell>
          <table:table-cell office:value-type="float" office:value="990041718" calcext:value-type="float">
            <text:p>99004171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Ps. Sandr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9740613" calcext:value-type="float">
            <text:p>94974061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Ps. Teodolind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31130008" calcext:value-type="float">
            <text:p>93113000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Quevy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óvil</text:p>
          </table:table-cell>
          <table:table-cell office:value-type="float" office:value="923770526" calcext:value-type="float">
            <text:p>92377052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Quevy Movistar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5818348" calcext:value-type="float">
            <text:p>99581834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Quevy2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5818348" calcext:value-type="float">
            <text:p>99581834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Quima Ray</text:p>
          </table:table-cell>
          <table:table-cell table:number-columns-repeated="23"/>
          <table:table-cell office:value-type="string" calcext:value-type="string">
            <text:p><text:s/>BCP 191-2288073-0-47 SMART ARTS AND DESIGNS SAC</text:p>
          </table:table-cell>
          <table:table-cell table:number-columns-repeated="2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21476331" calcext:value-type="float">
            <text:p>92147633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R Jiménez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Jiménez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6444487" calcext:value-type="float">
            <text:p>95644448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Raquel J.</text:p>
          </table:table-cell>
          <table:table-cell office:value-type="string" calcext:value-type="string">
            <text:p>Raquel</text:p>
          </table:table-cell>
          <table:table-cell/>
          <table:table-cell office:value-type="string" calcext:value-type="string">
            <text:p>J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6444487" calcext:value-type="float">
            <text:p>95644448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Raul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7695195" calcext:value-type="float">
            <text:p>94769519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Raul Cuart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1960567" calcext:value-type="float">
            <text:p>94196056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Raul Huarang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3243090" calcext:value-type="float">
            <text:p>99324309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Renz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636813" calcext:value-type="float">
            <text:p>96463681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Ricardo Cas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3422005" calcext:value-type="float">
            <text:p>94342200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Richard López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9191000" calcext:value-type="float">
            <text:p>98919100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Rin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4848833" calcext:value-type="float">
            <text:p>99484883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Roberto <text:s/>Hno</text:p>
          </table:table-cell>
          <table:table-cell office:value-type="string" calcext:value-type="string">
            <text:p>Roberto</text:p>
          </table:table-cell>
          <table:table-cell/>
          <table:table-cell office:value-type="string" calcext:value-type="string">
            <text:p>Hno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545851" calcext:value-type="float">
            <text:p>96454585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Rocí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4064297" calcext:value-type="float">
            <text:p>95406429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Rocío Miranda</text:p>
          </table:table-cell>
          <table:table-cell office:value-type="string" calcext:value-type="string">
            <text:p>Rocío Miranda 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2184832" calcext:value-type="float">
            <text:p>992184832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Rodolfo Flores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788844" calcext:value-type="float">
            <text:p>96478884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Rodrig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9074947" calcext:value-type="float">
            <text:p>95907494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Ronald 2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34207220" calcext:value-type="float">
            <text:p>93420722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Ronald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3095359" calcext:value-type="float">
            <text:p>943095359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Ros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8006896" calcext:value-type="float">
            <text:p>97800689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Rosa Cajahuaman</text:p>
          </table:table-cell>
          <table:table-cell office:value-type="string" calcext:value-type="string">
            <text:p>Rosa</text:p>
          </table:table-cell>
          <table:table-cell/>
          <table:table-cell office:value-type="string" calcext:value-type="string">
            <text:p>Cajahuaman</text:p>
          </table:table-cell>
          <table:table-cell table:number-columns-repeated="24"/>
          <table:table-cell office:value-type="string" calcext:value-type="string">
            <text:p>Lideres Emaus Hyo ::: * myContacts</text:p>
          </table:table-cell>
          <table:table-cell table:number-columns-repeated="3"/>
          <table:table-cell office:value-type="float" office:value="994469645" calcext:value-type="float">
            <text:p>99446964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Rosa Escobar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8204922" calcext:value-type="float">
            <text:p>988204922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Rosad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6800514" calcext:value-type="float">
            <text:p>96680051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Rosari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30292606" calcext:value-type="float">
            <text:p>93029260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Rosario Chio</text:p>
          </table:table-cell>
          <table:table-cell office:value-type="string" calcext:value-type="string">
            <text:p>Rosario</text:p>
          </table:table-cell>
          <table:table-cell/>
          <table:table-cell office:value-type="string" calcext:value-type="string">
            <text:p>Chio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Celular</text:p>
          </table:table-cell>
          <table:table-cell office:value-type="float" office:value="915996726" calcext:value-type="float">
            <text:p>91599672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Roxana Emaus</text:p>
          </table:table-cell>
          <table:table-cell office:value-type="string" calcext:value-type="string">
            <text:p>Roxana</text:p>
          </table:table-cell>
          <table:table-cell/>
          <table:table-cell office:value-type="string" calcext:value-type="string">
            <text:p>Emaus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13988886" calcext:value-type="float">
            <text:p>91398888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Roxana Lim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7455180" calcext:value-type="float">
            <text:p>99745518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Rubén Darí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26299149" calcext:value-type="float">
            <text:p>926299149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Rusbel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5091811" calcext:value-type="float">
            <text:p>97509181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Ruth López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7285304" calcext:value-type="float">
            <text:p>98728530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Ruth Madueño Villalv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2287688" calcext:value-type="float">
            <text:p>97228768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Ruth Torres</text:p>
          </table:table-cell>
          <table:table-cell office:value-type="string" calcext:value-type="string">
            <text:p>Ruth</text:p>
          </table:table-cell>
          <table:table-cell/>
          <table:table-cell office:value-type="string" calcext:value-type="string">
            <text:p>Torres</text:p>
          </table:table-cell>
          <table:table-cell table:number-columns-repeated="24"/>
          <table:table-cell office:value-type="string" calcext:value-type="string">
            <text:p>Lideres Emaus Hyo ::: * myContacts</text:p>
          </table:table-cell>
          <table:table-cell table:number-columns-repeated="3"/>
          <table:table-cell office:value-type="float" office:value="962750637" calcext:value-type="float">
            <text:p>96275063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Sabina Hualahoy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23842393" calcext:value-type="float">
            <text:p>92384239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Samuel Retir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13194099" calcext:value-type="float">
            <text:p>913194099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san ches</text:p>
          </table:table-cell>
          <table:table-cell office:value-type="string" calcext:value-type="string">
            <text:p>san</text:p>
          </table:table-cell>
          <table:table-cell/>
          <table:table-cell office:value-type="string" calcext:value-type="string">
            <text:p>ches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0555058" calcext:value-type="float">
            <text:p>99055505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San Jines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887473" calcext:value-type="float">
            <text:p>96488747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San Jines 2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883725" calcext:value-type="float">
            <text:p>96488372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Sandra Cervantes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Cervantes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9740613" calcext:value-type="float">
            <text:p>94974061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Sandra Macetas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Macetas</text:p>
          </table:table-cell>
          <table:table-cell table:number-columns-repeated="24"/>
          <table:table-cell office:value-type="string" calcext:value-type="string">
            <text:p>Lideres Emaus Hyo ::: * myContacts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office:value-type="float" office:value="961647528" calcext:value-type="float">
            <text:p>96164752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Santiag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5669556" calcext:value-type="float">
            <text:p>95566955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Santiago Collac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24168803" calcext:value-type="float">
            <text:p>92416880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Sapit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2134410" calcext:value-type="float">
            <text:p>96213441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Sar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9702990" calcext:value-type="float">
            <text:p>97970299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Saul Brañez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4453416" calcext:value-type="float">
            <text:p>99445341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Saul Eladi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2721303" calcext:value-type="float">
            <text:p>98272130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Saul Torpoco</text:p>
          </table:table-cell>
          <table:table-cell office:value-type="string" calcext:value-type="string">
            <text:p>Saul</text:p>
          </table:table-cell>
          <table:table-cell/>
          <table:table-cell office:value-type="string" calcext:value-type="string">
            <text:p>Torpoco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5959393" calcext:value-type="float">
            <text:p>97595939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Saulin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7012482" calcext:value-type="float">
            <text:p>987012482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Saulin 2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4891646" calcext:value-type="float">
            <text:p>94489164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Saulin3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7313514" calcext:value-type="float">
            <text:p>94731351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Sergi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7002673" calcext:value-type="float">
            <text:p>94700267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Sergio Asebed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20038835" calcext:value-type="float">
            <text:p>92003883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Sergio Brañez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25676648" calcext:value-type="float">
            <text:p>92567664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Servicio Cliente Bitel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30123123" calcext:value-type="float">
            <text:p>93012312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Sesy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9914111" calcext:value-type="float">
            <text:p>99991411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Silicon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4444854" calcext:value-type="float">
            <text:p>99444485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Silvia Tovar</text:p>
          </table:table-cell>
          <table:table-cell office:value-type="string" calcext:value-type="string">
            <text:p>Silvia</text:p>
          </table:table-cell>
          <table:table-cell/>
          <table:table-cell office:value-type="string" calcext:value-type="string">
            <text:p>Tovar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óvil</text:p>
          </table:table-cell>
          <table:table-cell office:value-type="float" office:value="954869696" calcext:value-type="float">
            <text:p>95486969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Sofi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9814153" calcext:value-type="float">
            <text:p>95981415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Soledad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017917" calcext:value-type="float">
            <text:p>96401791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Soledad Alderete</text:p>
          </table:table-cell>
          <table:table-cell office:value-type="string" calcext:value-type="string">
            <text:p>Soledad</text:p>
          </table:table-cell>
          <table:table-cell/>
          <table:table-cell office:value-type="string" calcext:value-type="string">
            <text:p>Alderete</text:p>
          </table:table-cell>
          <table:table-cell table:number-columns-repeated="24"/>
          <table:table-cell office:value-type="string" calcext:value-type="string">
            <text:p>Lideres Emaus Hyo ::: * myContacts</text:p>
          </table:table-cell>
          <table:table-cell table:number-columns-repeated="3"/>
          <table:table-cell office:value-type="float" office:value="956004951" calcext:value-type="float">
            <text:p>95600495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Sonia A.</text:p>
          </table:table-cell>
          <table:table-cell office:value-type="string" calcext:value-type="string">
            <text:p>Sonia</text:p>
          </table:table-cell>
          <table:table-cell/>
          <table:table-cell office:value-type="string" calcext:value-type="string">
            <text:p>A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20380265" calcext:value-type="float">
            <text:p>92038026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Sonia Aquino</text:p>
          </table:table-cell>
          <table:table-cell office:value-type="string" calcext:value-type="string">
            <text:p>Sonia</text:p>
          </table:table-cell>
          <table:table-cell/>
          <table:table-cell office:value-type="string" calcext:value-type="string">
            <text:p>Aquino</text:p>
          </table:table-cell>
          <table:table-cell table:number-columns-repeated="24"/>
          <table:table-cell office:value-type="string" calcext:value-type="string">
            <text:p>Lideres Emaus Hyo ::: * myContacts</text:p>
          </table:table-cell>
          <table:table-cell table:number-columns-repeated="3"/>
          <table:table-cell office:value-type="float" office:value="998566237" calcext:value-type="float">
            <text:p>99856623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Sonia Condori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35014090" calcext:value-type="float">
            <text:p>93501409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Susana</text:p>
          </table:table-cell>
          <table:table-cell table:number-columns-repeated="26"/>
          <table:table-cell office:value-type="string" calcext:value-type="string">
            <text:p>Lideres Emaus Hyo ::: 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6066191" calcext:value-type="float">
            <text:p>99606619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Susy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20808048" calcext:value-type="float">
            <text:p>92080804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Taxi Jon Sánchez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9697226" calcext:value-type="float">
            <text:p>98969722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Taxi Jony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21437458" calcext:value-type="float">
            <text:p>92143745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Tec Clar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7584344" calcext:value-type="float">
            <text:p>99758434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Tec David Bitel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21996601" calcext:value-type="float">
            <text:p>92199660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Tec Frank</text:p>
          </table:table-cell>
          <table:table-cell office:value-type="string" calcext:value-type="string">
            <text:p>Tec</text:p>
          </table:table-cell>
          <table:table-cell/>
          <table:table-cell office:value-type="string" calcext:value-type="string">
            <text:p>Frank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7194331" calcext:value-type="float">
            <text:p>94719433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Tec Jesús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7374315" calcext:value-type="float">
            <text:p>94737431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Tec Jhon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1199991" calcext:value-type="float">
            <text:p>97119999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Tec Juliet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0997973" calcext:value-type="float">
            <text:p>97099797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Tec Proyector Loreto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Proyector</text:p>
          </table:table-cell>
          <table:table-cell office:value-type="string" calcext:value-type="string">
            <text:p>Loreto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8818625" calcext:value-type="float">
            <text:p>96881862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Tec Samuel</text:p>
          </table:table-cell>
          <table:table-cell office:value-type="string" calcext:value-type="string">
            <text:p>Tec</text:p>
          </table:table-cell>
          <table:table-cell/>
          <table:table-cell office:value-type="string" calcext:value-type="string">
            <text:p>Samuel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7192094" calcext:value-type="float">
            <text:p>94719209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Técnico Ancash 646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7299940" calcext:value-type="float">
            <text:p>97729994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Técnico Fredy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36340103" calcext:value-type="float">
            <text:p>93634010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Teodor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228227" calcext:value-type="float">
            <text:p>96422822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Terren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1410846" calcext:value-type="float">
            <text:p>98141084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Tomy Cardenas</text:p>
          </table:table-cell>
          <table:table-cell office:value-type="string" calcext:value-type="string">
            <text:p>Tomy</text:p>
          </table:table-cell>
          <table:table-cell/>
          <table:table-cell office:value-type="string" calcext:value-type="string">
            <text:p>Cardenas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39314179" calcext:value-type="float">
            <text:p>939314179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Troquel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0391522" calcext:value-type="float">
            <text:p>980391522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Truch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4038825" calcext:value-type="float">
            <text:p>95403882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Uber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3629953" calcext:value-type="float">
            <text:p>94362995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Vane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831940" calcext:value-type="float">
            <text:p>96483194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Ve Parej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7529275" calcext:value-type="float">
            <text:p>97752927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Venez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35115018" calcext:value-type="float">
            <text:p>93511501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Ventas Printer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0526112" calcext:value-type="float">
            <text:p>980526112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Victor D Caty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26849164" calcext:value-type="float">
            <text:p>92684916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Víctor Hugo Arana</text:p>
          </table:table-cell>
          <table:table-cell office:value-type="string" calcext:value-type="string">
            <text:p>Víctor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rana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1200150" calcext:value-type="float">
            <text:p>991200150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Victor Katy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5809074" calcext:value-type="float">
            <text:p>96580907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Victor Selv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3914713" calcext:value-type="float">
            <text:p>97391471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Vivian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9794601" calcext:value-type="float">
            <text:p>96979460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Vladimir Lim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2192627" calcext:value-type="float">
            <text:p>952192627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Waldo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5836718" calcext:value-type="float">
            <text:p>94583671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Wil der Alarcon 12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0766825" calcext:value-type="float">
            <text:p>98076682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Willi Nutricionist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3045359" calcext:value-type="float">
            <text:p>943045359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William Fernández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59843215" calcext:value-type="float">
            <text:p>95984321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William Quispe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30349346" calcext:value-type="float">
            <text:p>93034934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Wilson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71073416" calcext:value-type="float">
            <text:p>97107341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Xiomara Huere</text:p>
          </table:table-cell>
          <table:table-cell office:value-type="string" calcext:value-type="string">
            <text:p>Xiomara</text:p>
          </table:table-cell>
          <table:table-cell/>
          <table:table-cell office:value-type="string" calcext:value-type="string">
            <text:p>Huere</text:p>
          </table:table-cell>
          <table:table-cell table:number-columns-repeated="24"/>
          <table:table-cell office:value-type="string" calcext:value-type="string">
            <text:p>Lideres Emaus Hyo ::: * myContacts</text:p>
          </table:table-cell>
          <table:table-cell table:number-columns-repeated="3"/>
          <table:table-cell office:value-type="float" office:value="939382998" calcext:value-type="float">
            <text:p>93938299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Yadir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7223538" calcext:value-type="float">
            <text:p>947223538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Yamir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27916072" calcext:value-type="float">
            <text:p>927916072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Yenny Retiro</text:p>
          </table:table-cell>
          <table:table-cell office:value-type="string" calcext:value-type="string">
            <text:p>Yenny</text:p>
          </table:table-cell>
          <table:table-cell/>
          <table:table-cell office:value-type="string" calcext:value-type="string">
            <text:p>Retiro</text:p>
          </table:table-cell>
          <table:table-cell table:number-columns-repeated="24"/>
          <table:table-cell office:value-type="string" calcext:value-type="string">
            <text:p>* myContacts ::: * starred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9537384" calcext:value-type="float">
            <text:p>98953738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Yessica Lim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óvil</text:p>
          </table:table-cell>
          <table:table-cell office:value-type="float" office:value="921378414" calcext:value-type="float">
            <text:p>92137841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Yoel Ávila</text:p>
          </table:table-cell>
          <table:table-cell office:value-type="string" calcext:value-type="string">
            <text:p>Yoel</text:p>
          </table:table-cell>
          <table:table-cell/>
          <table:table-cell office:value-type="string" calcext:value-type="string">
            <text:p>Ávila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36320043" calcext:value-type="float">
            <text:p>93632004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Yoland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651155" calcext:value-type="float">
            <text:p>96465115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Yomir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7027635" calcext:value-type="float">
            <text:p>997027635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office:value-type="string" calcext:value-type="string">
            <text:p>Yon Canales</text:p>
          </table:table-cell>
          <table:table-cell office:value-type="string" calcext:value-type="string">
            <text:p>Yon</text:p>
          </table:table-cell>
          <table:table-cell/>
          <table:table-cell office:value-type="string" calcext:value-type="string">
            <text:p>Canales</text:p>
          </table:table-cell>
          <table:table-cell table:number-columns-repeated="24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9063053" calcext:value-type="float">
            <text:p>949063053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Yonatan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84292231" calcext:value-type="float">
            <text:p>984292231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Yosmell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64075926" calcext:value-type="float">
            <text:p>96407592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Yovana Cien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5316844" calcext:value-type="float">
            <text:p>995316844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Yubert 12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41429969" calcext:value-type="float">
            <text:p>941429969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Zarit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9454656" calcext:value-type="float">
            <text:p>999454656</text:p>
          </table:table-cell>
          <table:table-cell office:value-type="string" calcext:value-type="string">
            <text:p>Huancayo</text:p>
          </table:table-cell>
        </table:table-row>
        <table:table-row table:style-name="ro1">
          <table:table-cell table:number-columns-repeated="2" office:value-type="string" calcext:value-type="string">
            <text:p>Zenaida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float" office:value="990850685" calcext:value-type="float">
            <text:p>990850685</text:p>
          </table:table-cell>
          <table:table-cell office:value-type="string" calcext:value-type="string">
            <text:p>Huancay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 style:data-style-name="N2" text:time-value="23:15:34.2813738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7T23:44:59.793414879</dc:date>
    <meta:editing-duration>PT1H10M45S</meta:editing-duration>
    <meta:editing-cycles>8</meta:editing-cycles>
    <meta:generator>LibreOffice/6.0.7.3$Linux_X86_64 LibreOffice_project/00m0$Build-3</meta:generator>
    <meta:document-statistic meta:table-count="1" meta:cell-count="4344" meta:object-count="0"/>
  </office:meta>
</office:document-meta>
</file>